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2" style:family="table">
      <style:table-properties style:width="17cm" table:align="margins" fo:background-color="transparent">
        <style:background-image/>
      </style:table-properties>
    </style:style>
    <style:style style:name="Tabelle2.A" style:family="table-column">
      <style:table-column-properties style:column-width="3.399cm" style:rel-column-width="13102*"/>
    </style:style>
    <style:style style:name="Tabelle2.B" style:family="table-column">
      <style:table-column-properties style:column-width="3.401cm" style:rel-column-width="13109*"/>
    </style:style>
    <style:style style:name="Tabelle2.C" style:family="table-column">
      <style:table-column-properties style:column-width="4.001cm" style:rel-column-width="15421*"/>
    </style:style>
    <style:style style:name="Tabelle2.D" style:family="table-column">
      <style:table-column-properties style:column-width="2.799cm" style:rel-column-width="10791*"/>
    </style:style>
    <style:style style:name="Tabelle2.E" style:family="table-column">
      <style:table-column-properties style:column-width="3.401cm" style:rel-column-width="13112*"/>
    </style:style>
    <style:style style:name="Tabel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2.E1" style:family="table-cell">
      <style:table-cell-properties fo:background-color="transparent" fo:padding="0.097cm" fo:border="0.5pt solid #000000" style:writing-mode="page">
        <style:background-image/>
      </style:table-cell-properties>
    </style:style>
    <style:style style:name="Tabelle2.2" style:family="table-row">
      <style:table-row-properties style:min-row-height="1.917cm" fo:background-color="transparent">
        <style:background-image/>
      </style:table-row-properties>
    </style:style>
    <style:style style:name="Tabelle2.A2" style:family="table-cell">
      <style:table-cell-properties fo:background-color="#77bc65" fo:padding="0.097cm" fo:border-left="0.5pt solid #000000" fo:border-right="none" fo:border-top="none" fo:border-bottom="0.5pt solid #000000" style:writing-mode="page">
        <style:background-image/>
      </style:table-cell-properties>
    </style:style>
    <style:style style:name="Tabelle2.E2" style:family="table-cell">
      <style:table-cell-properties fo:background-color="#77bc65" fo:padding="0.097cm" fo:border-left="0.5pt solid #000000" fo:border-right="0.5pt solid #000000" fo:border-top="none" fo:border-bottom="0.5pt solid #000000" style:writing-mode="page">
        <style:background-image/>
      </style:table-cell-properties>
    </style:style>
    <style:style style:name="Tabelle2.3" style:family="table-row">
      <style:table-row-properties fo:background-color="transparent">
        <style:background-image/>
      </style:table-row-properties>
    </style:style>
    <style:style style:name="Tabelle2.4" style:family="table-row">
      <style:table-row-properties fo:background-color="transparent">
        <style:background-image/>
      </style:table-row-properties>
    </style:style>
    <style:style style:name="Tabelle2.5" style:family="table-row">
      <style:table-row-properties fo:background-color="transparent">
        <style:background-image/>
      </style:table-row-properties>
    </style:style>
    <style:style style:name="Tabelle2.6" style:family="table-row">
      <style:table-row-properties fo:background-color="transparent">
        <style:background-image/>
      </style:table-row-properties>
    </style:style>
    <style:style style:name="Tabelle2.B6" style:family="table-cell">
      <style:table-cell-properties fo:background-color="#ffff00" fo:padding="0.097cm" fo:border-left="0.5pt solid #000000" fo:border-right="none" fo:border-top="none" fo:border-bottom="0.5pt solid #000000" style:writing-mode="page">
        <style:background-image/>
      </style:table-cell-properties>
    </style:style>
    <style:style style:name="Tabelle2.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2.7" style:family="table-row">
      <style:table-row-properties fo:background-color="transparent">
        <style:background-image/>
      </style:table-row-properties>
    </style:style>
    <style:style style:name="Tabelle2.8" style:family="table-row">
      <style:table-row-properties fo:background-color="transparent">
        <style:background-image/>
      </style:table-row-properties>
    </style:style>
    <style:style style:name="Tabelle2.9" style:family="table-row">
      <style:table-row-properties fo:background-color="transparent">
        <style:background-image/>
      </style:table-row-properties>
    </style:style>
    <style:style style:name="Tabelle2.E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2.10" style:family="table-row">
      <style:table-row-properties fo:background-color="transparent">
        <style:background-image/>
      </style:table-row-properties>
    </style:style>
    <style:style style:name="Tabelle2.11" style:family="table-row">
      <style:table-row-properties fo:background-color="transparent">
        <style:background-image/>
      </style:table-row-properties>
    </style:style>
    <style:style style:name="Tabelle2.12" style:family="table-row">
      <style:table-row-properties fo:background-color="transparent">
        <style:background-image/>
      </style:table-row-properties>
    </style:style>
    <style:style style:name="Tabelle2.13" style:family="table-row">
      <style:table-row-properties fo:background-color="transparent">
        <style:background-image/>
      </style:table-row-properties>
    </style:style>
    <style:style style:name="Tabelle2.14" style:family="table-row">
      <style:table-row-properties fo:background-color="transparent">
        <style:background-image/>
      </style:table-row-properties>
    </style:style>
    <style:style style:name="Tabelle2.15" style:family="table-row">
      <style:table-row-properties fo:background-color="transparent">
        <style:background-image/>
      </style:table-row-properties>
    </style:style>
    <style:style style:name="Tabelle2.16" style:family="table-row">
      <style:table-row-properties fo:background-color="transparent">
        <style:background-image/>
      </style:table-row-properties>
    </style:style>
    <style:style style:name="Tabelle2.17" style:family="table-row">
      <style:table-row-properties fo:background-color="transparent">
        <style:background-image/>
      </style:table-row-properties>
    </style:style>
    <style:style style:name="Tabelle2.18" style:family="table-row">
      <style:table-row-properties fo:background-color="transparent">
        <style:background-image/>
      </style:table-row-properties>
    </style:style>
    <style:style style:name="Tabelle2.19" style:family="table-row">
      <style:table-row-properties fo:background-color="transparent">
        <style:background-image/>
      </style:table-row-properties>
    </style:style>
    <style:style style:name="Tabelle1" style:family="table">
      <style:table-properties style:width="17cm" table:align="margins" style:may-break-between-rows="true" table:border-model="collapsing"/>
    </style:style>
    <style:style style:name="Tabelle1.A" style:family="table-column">
      <style:table-column-properties style:column-width="5.666cm" style:rel-column-width="21840*"/>
    </style:style>
    <style:style style:name="Tabelle1.B" style:family="table-column">
      <style:table-column-properties style:column-width="7.731cm" style:rel-column-width="29802*"/>
    </style:style>
    <style:style style:name="Tabelle1.C" style:family="table-column">
      <style:table-column-properties style:column-width="3.604cm" style:rel-column-width="13893*"/>
    </style:style>
    <style:style style:name="Tabel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1.C1" style:family="table-cell">
      <style:table-cell-properties fo:background-color="transparent" fo:padding="0.097cm" fo:border="0.5pt solid #000000" style:writing-mode="page">
        <style:background-image/>
      </style:table-cell-properties>
    </style:style>
    <style:style style:name="Tabel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1.3" style:family="table-row">
      <style:table-row-properties style:min-row-height="8.788cm"/>
    </style:style>
    <style:style style:name="Tabelle1.5" style:family="table-row">
      <style:table-row-properties fo:keep-together="auto"/>
    </style:style>
    <style:style style:name="Tabelle1.6" style:family="table-row">
      <style:table-row-properties style:min-row-height="0.813cm"/>
    </style:style>
    <style:style style:name="Tabelle1.10" style:family="table-row">
      <style:table-row-properties fo:keep-together="auto"/>
    </style:style>
    <style:style style:name="Tabelle3" style:family="table">
      <style:table-properties style:width="7.537cm" table:align="margins" fo:background-color="transparent">
        <style:background-image/>
      </style:table-properties>
    </style:style>
    <style:style style:name="Tabelle3.A" style:family="table-column">
      <style:table-column-properties style:column-width="7.537cm" style:rel-column-width="65535*"/>
    </style:style>
    <style:style style:name="Tabel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3.2" style:family="table-row">
      <style:table-row-properties style:min-row-height="1.917cm" fo:background-color="transparent">
        <style:background-image/>
      </style:table-row-properties>
    </style:style>
    <style:style style:name="Tabel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3.3" style:family="table-row">
      <style:table-row-properties fo:background-color="transparent">
        <style:background-image/>
      </style:table-row-properties>
    </style:style>
    <style:style style:name="Tabelle4" style:family="table">
      <style:table-properties style:width="7.537cm" table:align="margins" fo:background-color="transparent">
        <style:background-image/>
      </style:table-properties>
    </style:style>
    <style:style style:name="Tabelle4.A" style:family="table-column">
      <style:table-column-properties style:column-width="7.537cm" style:rel-column-width="65535*"/>
    </style:style>
    <style:style style:name="Tabelle4.1" style:family="table-row">
      <style:table-row-properties fo:background-color="transparent">
        <style:background-image/>
      </style:table-row-properties>
    </style:style>
    <style:style style:name="Tabelle4.A1" style:family="table-cell">
      <style:table-cell-properties fo:background-color="transparent" fo:padding="0.097cm" fo:border="0.5pt solid #000000" style:writing-mode="page">
        <style:background-image/>
      </style:table-cell-properties>
    </style:style>
    <style:style style:name="Tabelle6" style:family="table">
      <style:table-properties style:width="7.537cm" table:align="margins" fo:background-color="transparent">
        <style:background-image/>
      </style:table-properties>
    </style:style>
    <style:style style:name="Tabelle6.A" style:family="table-column">
      <style:table-column-properties style:column-width="7.537cm" style:rel-column-width="65535*"/>
    </style:style>
    <style:style style:name="Tabel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5" style:family="table">
      <style:table-properties style:width="7.537cm" table:align="margins" fo:background-color="transparent">
        <style:background-image/>
      </style:table-properties>
    </style:style>
    <style:style style:name="Tabelle5.A" style:family="table-column">
      <style:table-column-properties style:column-width="7.537cm" style:rel-column-width="65535*"/>
    </style:style>
    <style:style style:name="Tabelle5.1" style:family="table-row">
      <style:table-row-properties fo:background-color="transparent">
        <style:background-image/>
      </style:table-row-properties>
    </style:style>
    <style:style style:name="Tabelle5.A1" style:family="table-cell">
      <style:table-cell-properties fo:background-color="transparent" fo:padding="0.097cm" fo:border="0.5pt solid #000000" style:writing-mode="page">
        <style:background-image/>
      </style:table-cell-properties>
    </style:style>
    <style:style style:name="Tabelle3" style:family="table">
      <style:table-properties style:width="7.537cm" table:align="margins" fo:background-color="transparent">
        <style:background-image/>
      </style:table-properties>
    </style:style>
    <style:style style:name="Tabelle3.A" style:family="table-column">
      <style:table-column-properties style:column-width="7.537cm" style:rel-column-width="65535*"/>
    </style:style>
    <style:style style:name="Tabel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3.2" style:family="table-row">
      <style:table-row-properties style:min-row-height="1.917cm" fo:background-color="transparent">
        <style:background-image/>
      </style:table-row-properties>
    </style:style>
    <style:style style:name="Tabel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3.3" style:family="table-row">
      <style:table-row-properties fo:background-color="transparent">
        <style:background-image/>
      </style:table-row-properties>
    </style:style>
    <style:style style:name="Tabelle4" style:family="table">
      <style:table-properties style:width="7.537cm" table:align="margins" fo:background-color="transparent">
        <style:background-image/>
      </style:table-properties>
    </style:style>
    <style:style style:name="Tabelle4.A" style:family="table-column">
      <style:table-column-properties style:column-width="7.537cm" style:rel-column-width="65535*"/>
    </style:style>
    <style:style style:name="Tabelle4.1" style:family="table-row">
      <style:table-row-properties fo:background-color="transparent">
        <style:background-image/>
      </style:table-row-properties>
    </style:style>
    <style:style style:name="Tabelle4.A1" style:family="table-cell">
      <style:table-cell-properties fo:background-color="transparent" fo:padding="0.097cm" fo:border="0.5pt solid #000000" style:writing-mode="page">
        <style:background-image/>
      </style:table-cell-properties>
    </style:style>
    <style:style style:name="Tabelle6" style:family="table">
      <style:table-properties style:width="7.537cm" table:align="margins" fo:background-color="transparent">
        <style:background-image/>
      </style:table-properties>
    </style:style>
    <style:style style:name="Tabelle6.A" style:family="table-column">
      <style:table-column-properties style:column-width="7.537cm" style:rel-column-width="65535*"/>
    </style:style>
    <style:style style:name="Tabel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5" style:family="table">
      <style:table-properties style:width="7.537cm" table:align="margins" fo:background-color="transparent">
        <style:background-image/>
      </style:table-properties>
    </style:style>
    <style:style style:name="Tabelle5.A" style:family="table-column">
      <style:table-column-properties style:column-width="7.537cm" style:rel-column-width="65535*"/>
    </style:style>
    <style:style style:name="Tabelle5.1" style:family="table-row">
      <style:table-row-properties fo:background-color="transparent">
        <style:background-image/>
      </style:table-row-properties>
    </style:style>
    <style:style style:name="Tabelle5.A1" style:family="table-cell">
      <style:table-cell-properties fo:background-color="transparent" fo:padding="0.097cm" fo:border="0.5pt solid #000000" style:writing-mode="page">
        <style:background-image/>
      </style:table-cell-properties>
    </style:style>
    <style:style style:name="Tabelle7" style:family="table">
      <style:table-properties style:width="17cm" table:align="margins"/>
    </style:style>
    <style:style style:name="Tabelle7.A" style:family="table-column">
      <style:table-column-properties style:column-width="5.667cm" style:rel-column-width="21845*"/>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7.10" style:family="table-row">
      <style:table-row-properties style:min-row-height="0.743cm"/>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7cm" style:type="right" style:leader-style="dotted" style:leader-text="."/>
        </style:tab-stops>
      </style:paragraph-properties>
    </style:style>
    <style:style style:name="P3" style:family="paragraph" style:parent-style-name="Contents_20_3">
      <style:paragraph-properties>
        <style:tab-stops>
          <style:tab-stop style:position="17cm" style:type="right" style:leader-style="dotted" style:leader-text="."/>
        </style:tab-stops>
      </style:paragraph-properties>
    </style:style>
    <style:style style:name="P4" style:family="paragraph" style:parent-style-name="Contents_20_4">
      <style:paragraph-properties>
        <style:tab-stops>
          <style:tab-stop style:position="17cm" style:type="right" style:leader-style="dotted" style:leader-text="."/>
        </style:tab-stops>
      </style:paragraph-properties>
    </style:style>
    <style:style style:name="P5" style:family="paragraph" style:parent-style-name="Standard">
      <style:text-properties style:text-line-through-style="none" style:text-line-through-type="none" fo:font-size="11.5pt" style:text-underline-style="none" fo:font-weight="normal" officeooo:paragraph-rsid="00078a51" style:font-size-asian="11.5pt" style:font-weight-asian="normal"/>
    </style:style>
    <style:style style:name="P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6a0bc"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0e32"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officeooo:rsid="000fe1c4" officeooo:paragraph-rsid="000fe1c4"/>
    </style:style>
    <style:style style:name="P9" style:family="paragraph" style:parent-style-name="Text_20_body">
      <style:text-properties officeooo:rsid="00114bcb" officeooo:paragraph-rsid="00114bcb"/>
    </style:style>
    <style:style style:name="P10" style:family="paragraph" style:parent-style-name="Text_20_body">
      <style:text-properties officeooo:rsid="00114bcb" officeooo:paragraph-rsid="005d7854"/>
    </style:style>
    <style:style style:name="P11" style:family="paragraph" style:parent-style-name="Text_20_body">
      <style:text-properties officeooo:rsid="0011788a" officeooo:paragraph-rsid="0011788a"/>
    </style:style>
    <style:style style:name="P12" style:family="paragraph" style:parent-style-name="Text_20_body">
      <style:text-properties officeooo:rsid="00117df0" officeooo:paragraph-rsid="00117df0"/>
    </style:style>
    <style:style style:name="P13" style:family="paragraph" style:parent-style-name="Text_20_body">
      <style:text-properties officeooo:rsid="001348a0" officeooo:paragraph-rsid="001348a0"/>
    </style:style>
    <style:style style:name="P14" style:family="paragraph" style:parent-style-name="Text_20_body">
      <style:text-properties officeooo:rsid="00143704" officeooo:paragraph-rsid="00143704"/>
    </style:style>
    <style:style style:name="P15" style:family="paragraph" style:parent-style-name="Text_20_body">
      <style:text-properties officeooo:rsid="0015057a" officeooo:paragraph-rsid="0015057a"/>
    </style:style>
    <style:style style:name="P16" style:family="paragraph" style:parent-style-name="Text_20_body">
      <style:text-properties officeooo:rsid="0015ac63" officeooo:paragraph-rsid="0015ac63"/>
    </style:style>
    <style:style style:name="P17" style:family="paragraph" style:parent-style-name="Text_20_body">
      <style:text-properties officeooo:rsid="0015ac63" officeooo:paragraph-rsid="0017a598"/>
    </style:style>
    <style:style style:name="P18" style:family="paragraph" style:parent-style-name="Text_20_body">
      <style:text-properties officeooo:rsid="00199dbe" officeooo:paragraph-rsid="00199dbe"/>
    </style:style>
    <style:style style:name="P19" style:family="paragraph" style:parent-style-name="Text_20_body">
      <style:text-properties officeooo:rsid="001b7f27" officeooo:paragraph-rsid="001b7f27"/>
    </style:style>
    <style:style style:name="P20" style:family="paragraph" style:parent-style-name="Text_20_body">
      <style:text-properties officeooo:rsid="001c838e" officeooo:paragraph-rsid="001c838e"/>
    </style:style>
    <style:style style:name="P21" style:family="paragraph" style:parent-style-name="Text_20_body">
      <style:text-properties officeooo:rsid="001ed67c" officeooo:paragraph-rsid="001ed67c"/>
    </style:style>
    <style:style style:name="P22" style:family="paragraph" style:parent-style-name="Text_20_body">
      <style:text-properties officeooo:rsid="001f51d2" officeooo:paragraph-rsid="001f51d2"/>
    </style:style>
    <style:style style:name="P23" style:family="paragraph" style:parent-style-name="Text_20_body">
      <style:text-properties officeooo:rsid="0020ac44" officeooo:paragraph-rsid="0020ac44"/>
    </style:style>
    <style:style style:name="P24" style:family="paragraph" style:parent-style-name="Text_20_body">
      <style:text-properties officeooo:rsid="0023b6d9" officeooo:paragraph-rsid="0023b6d9"/>
    </style:style>
    <style:style style:name="P25" style:family="paragraph" style:parent-style-name="Text_20_body">
      <style:text-properties officeooo:rsid="0024911f" officeooo:paragraph-rsid="0024911f"/>
    </style:style>
    <style:style style:name="P26" style:family="paragraph" style:parent-style-name="Text_20_body">
      <style:text-properties officeooo:rsid="00258e88" officeooo:paragraph-rsid="00258e88"/>
    </style:style>
    <style:style style:name="P27" style:family="paragraph" style:parent-style-name="Text_20_body">
      <style:text-properties officeooo:rsid="00268b21" officeooo:paragraph-rsid="00268b21"/>
    </style:style>
    <style:style style:name="P28" style:family="paragraph" style:parent-style-name="Text_20_body">
      <style:text-properties officeooo:rsid="00276803" officeooo:paragraph-rsid="00276803"/>
    </style:style>
    <style:style style:name="P29" style:family="paragraph" style:parent-style-name="Text_20_body">
      <style:text-properties officeooo:rsid="00280599" officeooo:paragraph-rsid="00280599"/>
    </style:style>
    <style:style style:name="P30" style:family="paragraph" style:parent-style-name="Text_20_body">
      <style:text-properties officeooo:rsid="00282b90" officeooo:paragraph-rsid="00282b90"/>
    </style:style>
    <style:style style:name="P31" style:family="paragraph" style:parent-style-name="Text_20_body">
      <style:text-properties officeooo:rsid="0029e739" officeooo:paragraph-rsid="0029e739"/>
    </style:style>
    <style:style style:name="P32" style:family="paragraph" style:parent-style-name="Text_20_body">
      <style:text-properties style:font-name="Liberation Sans" fo:font-size="16.1000003814697pt" fo:font-weight="normal" officeooo:rsid="0029e739" officeooo:paragraph-rsid="0029e739" style:font-name-asian="Microsoft YaHei" style:font-size-asian="16.1000003814697pt" style:font-weight-asian="normal" style:font-name-complex="Lucida Sans" style:font-size-complex="16.1000003814697pt" style:font-weight-complex="normal"/>
    </style:style>
    <style:style style:name="P33" style:family="paragraph" style:parent-style-name="Text_20_body">
      <style:text-properties officeooo:paragraph-rsid="00471f4d"/>
    </style:style>
    <style:style style:name="P34" style:family="paragraph" style:parent-style-name="Text_20_body">
      <style:text-properties officeooo:paragraph-rsid="004869ed"/>
    </style:style>
    <style:style style:name="P35" style:family="paragraph" style:parent-style-name="Text_20_body">
      <style:paragraph-properties fo:text-align="center" style:justify-single-word="false"/>
      <style:text-properties fo:font-size="18pt" fo:font-weight="bold" officeooo:rsid="00609e8d" officeooo:paragraph-rsid="00609e8d" style:font-size-asian="18pt" style:font-weight-asian="bold" style:font-size-complex="18pt" style:font-weight-complex="bold"/>
    </style:style>
    <style:style style:name="P36" style:family="paragraph" style:parent-style-name="Text_20_body">
      <style:paragraph-properties fo:text-align="center" style:justify-single-word="false"/>
      <style:text-properties fo:font-size="18pt" fo:font-weight="bold" officeooo:rsid="0061db4d" officeooo:paragraph-rsid="0061db4d" style:font-size-asian="18pt" style:font-weight-asian="bold" style:font-size-complex="18pt" style:font-weight-complex="bold"/>
    </style:style>
    <style:style style:name="P37" style:family="paragraph" style:parent-style-name="Text_20_body">
      <style:text-properties officeooo:rsid="0062c2cf" officeooo:paragraph-rsid="0062c2cf"/>
    </style:style>
    <style:style style:name="P38" style:family="paragraph" style:parent-style-name="Text_20_body">
      <style:text-properties style:font-name="Liberation Serif" fo:font-size="12pt" fo:font-weight="normal" officeooo:rsid="0075f6d5" officeooo:paragraph-rsid="0075f6d5" style:font-name-asian="Microsoft YaHei" style:font-size-asian="12pt" style:font-weight-asian="normal" style:font-name-complex="Lucida Sans" style:font-size-complex="12pt" style:font-weight-complex="normal"/>
    </style:style>
    <style:style style:name="P39" style:family="paragraph" style:parent-style-name="Text_20_body">
      <style:text-properties style:font-name="Liberation Serif" fo:font-size="12pt" fo:font-weight="normal" officeooo:rsid="0077592b" officeooo:paragraph-rsid="0077592b" style:font-name-asian="Microsoft YaHei" style:font-size-asian="12pt" style:font-weight-asian="normal" style:font-name-complex="Lucida Sans" style:font-size-complex="12pt" style:font-weight-complex="normal"/>
    </style:style>
    <style:style style:name="P40" style:family="paragraph" style:parent-style-name="Text_20_body">
      <style:text-properties officeooo:rsid="00834881" officeooo:paragraph-rsid="000fe1c4"/>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9e739" officeooo:paragraph-rsid="0029e739"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1c4a" officeooo:paragraph-rsid="002b1c4a"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1c4a" officeooo:paragraph-rsid="003098a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1c4a" officeooo:paragraph-rsid="002c5c8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1c4a" officeooo:paragraph-rsid="0035064e"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1c4a" officeooo:paragraph-rsid="0036346f"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5c8b" officeooo:paragraph-rsid="002c5c8b"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dd6cb" officeooo:paragraph-rsid="0036a0bc"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7914" officeooo:paragraph-rsid="002e791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7914" officeooo:paragraph-rsid="0036a0bc"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7914" officeooo:paragraph-rsid="00330e32"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2d3f" officeooo:paragraph-rsid="002f2d3f"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2d3f" officeooo:paragraph-rsid="0035064e"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2d3f" officeooo:paragraph-rsid="0036a0bc"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98a7" officeooo:paragraph-rsid="0036a0bc"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346f" officeooo:paragraph-rsid="0036346f"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a0bc" officeooo:paragraph-rsid="0036a0bc"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1ec0" officeooo:paragraph-rsid="00381ec0"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5064e" officeooo:paragraph-rsid="0035064e"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8376" officeooo:paragraph-rsid="0036a0bc"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08df9" officeooo:paragraph-rsid="00608df9"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1fc4" officeooo:paragraph-rsid="00651fc4"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8b183" officeooo:paragraph-rsid="0068b183"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8de09" officeooo:paragraph-rsid="0068de09"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933ce" officeooo:paragraph-rsid="006933ce"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c256" officeooo:paragraph-rsid="006ac256"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5266" officeooo:paragraph-rsid="006c5266"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9417" officeooo:paragraph-rsid="006c9417"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b2947" officeooo:paragraph-rsid="007b2947"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9556" officeooo:paragraph-rsid="00829556"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d0201" officeooo:paragraph-rsid="007d0201"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9e739" officeooo:paragraph-rsid="003098a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1c4a" officeooo:paragraph-rsid="003098a7" fo:background-color="#77bc65"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5c8b" officeooo:paragraph-rsid="003098a7" fo:background-color="#77bc6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1c4a" officeooo:paragraph-rsid="003098a7" fo:background-color="#ffff00"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1c4a" officeooo:paragraph-rsid="0035064e" fo:background-color="#ffff00"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a0bc" officeooo:paragraph-rsid="0036a0bc" fo:background-color="#ffff00"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2d3f" officeooo:paragraph-rsid="0035064e" fo:background-color="#ffff00"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346f" officeooo:paragraph-rsid="0036346f" fo:background-color="#ffff00"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dd6cb" officeooo:paragraph-rsid="0036a0bc" fo:background-color="#ffff00"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1c4a" officeooo:paragraph-rsid="003098a7" fo:background-color="#00a933"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1c4a" officeooo:paragraph-rsid="0030c20f" fo:background-color="#81d41a"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1c4a" officeooo:paragraph-rsid="003098a7" fo:background-color="#81d41a"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1c4a" officeooo:paragraph-rsid="0036a0bc" fo:background-color="#81d41a"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1c4a" officeooo:paragraph-rsid="0035064e" fo:background-color="#81d41a"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1c4a" officeooo:paragraph-rsid="0036346f" fo:background-color="#81d41a"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61686" officeooo:paragraph-rsid="00661686" fo:background-color="#81d41a"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dd6cb" officeooo:paragraph-rsid="0030c20f" fo:background-color="#81d41a"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dd6cb" officeooo:paragraph-rsid="0036a0bc" fo:background-color="#81d41a"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dd6cb" officeooo:paragraph-rsid="002dd6cb" fo:background-color="#81d41a"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7914" officeooo:paragraph-rsid="0030c20f" fo:background-color="#81d41a"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7914" officeooo:paragraph-rsid="002e7914" fo:background-color="#81d41a"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7914" officeooo:paragraph-rsid="00330e32" fo:background-color="#81d41a"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5064e" officeooo:paragraph-rsid="0035064e" fo:background-color="#81d41a"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1ec0" officeooo:paragraph-rsid="00381ec0" fo:background-color="#81d41a"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6346f" fo:background-color="#81d41a"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b1c4a" officeooo:paragraph-rsid="002b1c4a"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c5c8b" officeooo:paragraph-rsid="002c5c8b"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dd6cb" officeooo:paragraph-rsid="002dd6cb"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e7914" officeooo:paragraph-rsid="002e7914"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f2d3f" officeooo:paragraph-rsid="002f2d3f"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f8e53" officeooo:paragraph-rsid="002f8e53"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098a7" officeooo:paragraph-rsid="003098a7"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18376" officeooo:paragraph-rsid="00330e32"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6a0bc" officeooo:paragraph-rsid="0036a0bc"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81ec0" officeooo:paragraph-rsid="00381ec0"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9e739" officeooo:paragraph-rsid="0029e739" fo:background-color="transparent"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098a7" officeooo:paragraph-rsid="003098a7" fo:background-color="#77bc65"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text-properties officeooo:rsid="00471f4d" officeooo:paragraph-rsid="00471f4d"/>
    </style:style>
    <style:style style:name="P112" style:family="paragraph" style:parent-style-name="Table_20_Contents">
      <style:text-properties officeooo:rsid="004869ed" officeooo:paragraph-rsid="004869ed"/>
    </style:style>
    <style:style style:name="P113" style:family="paragraph" style:parent-style-name="Table_20_Contents">
      <style:text-properties officeooo:rsid="004869ed" officeooo:paragraph-rsid="0048e241"/>
    </style:style>
    <style:style style:name="P114" style:family="paragraph" style:parent-style-name="Table_20_Contents">
      <style:text-properties officeooo:rsid="005faaea" officeooo:paragraph-rsid="005faaea"/>
    </style:style>
    <style:style style:name="P115" style:family="paragraph" style:parent-style-name="Table_20_Contents">
      <style:paragraph-properties fo:text-align="start" style:justify-single-word="false"/>
      <style:text-properties officeooo:paragraph-rsid="0068de09"/>
    </style:style>
    <style:style style:name="P116" style:family="paragraph" style:parent-style-name="Table_20_Contents">
      <style:text-properties officeooo:rsid="0068e6b9" officeooo:paragraph-rsid="0068e6b9"/>
    </style:style>
    <style:style style:name="P117" style:family="paragraph" style:parent-style-name="Heading_20_1" style:list-style-name="Numbering_20_123"/>
    <style:style style:name="P118" style:family="paragraph" style:parent-style-name="Heading_20_1" style:list-style-name="Numbering_20_123">
      <style:text-properties style:font-name="Liberation Sans" fo:font-size="18.2000007629395pt" fo:font-weight="bold" officeooo:rsid="000fe1c4" officeooo:paragraph-rsid="000fe1c4" style:font-name-asian="Microsoft YaHei" style:font-size-asian="18.2000007629395pt" style:font-weight-asian="bold" style:font-name-complex="Lucida Sans" style:font-size-complex="18.2000007629395pt" style:font-weight-complex="bold"/>
    </style:style>
    <style:style style:name="P119" style:family="paragraph" style:parent-style-name="Heading_20_2" style:list-style-name="Numbering_20_123"/>
    <style:style style:name="P120" style:family="paragraph" style:parent-style-name="Heading_20_2" style:list-style-name="Numbering_20_123">
      <style:text-properties officeooo:paragraph-rsid="000fe1c4"/>
    </style:style>
    <style:style style:name="P121" style:family="paragraph" style:parent-style-name="Heading_20_2" style:list-style-name="Numbering_20_123">
      <style:text-properties officeooo:paragraph-rsid="0019e6e4"/>
    </style:style>
    <style:style style:name="P122" style:family="paragraph" style:parent-style-name="Heading_20_2" style:list-style-name="Numbering_20_123">
      <style:text-properties officeooo:paragraph-rsid="0009022c"/>
    </style:style>
    <style:style style:name="P123" style:family="paragraph" style:parent-style-name="Heading_20_2" style:list-style-name="Numbering_20_123">
      <style:text-properties officeooo:rsid="000fe1c4" officeooo:paragraph-rsid="000fe1c4"/>
    </style:style>
    <style:style style:name="P124" style:family="paragraph" style:parent-style-name="Heading_20_2" style:list-style-name="Numbering_20_123">
      <style:text-properties style:font-name="Liberation Sans" fo:font-size="16.1000003814697pt" fo:font-weight="bold" officeooo:rsid="0029e739" officeooo:paragraph-rsid="0029e739" style:font-name-asian="Microsoft YaHei" style:font-size-asian="16.1000003814697pt" style:font-weight-asian="bold" style:font-name-complex="Lucida Sans" style:font-size-complex="16.1000003814697pt" style:font-weight-complex="bold"/>
    </style:style>
    <style:style style:name="P125" style:family="paragraph" style:parent-style-name="Heading_20_2" style:list-style-name="Numbering_20_123">
      <style:paragraph-properties fo:text-align="start" style:justify-single-word="false"/>
      <style:text-properties fo:color="#000000" loext:opacity="100%" style:text-outline="false" style:text-line-through-style="none" style:text-line-through-type="none" style:font-name="Liberation Sans" fo:font-size="16.1000003814697pt" fo:font-style="normal" fo:text-shadow="none" style:text-underline-style="none" fo:font-weight="bold" officeooo:rsid="003dd57a" officeooo:paragraph-rsid="003dd57a" style:font-name-asian="Microsoft YaHei" style:font-size-asian="16.1000003814697pt" style:font-style-asian="normal" style:font-weight-asian="bold" style:font-name-complex="Lucida Sans" style:font-size-complex="16.1000003814697pt" style:font-style-complex="normal" style:font-weight-complex="bold" style:text-overline-style="none" style:text-overline-color="font-color"/>
    </style:style>
    <style:style style:name="P126" style:family="paragraph" style:parent-style-name="Heading_20_2">
      <style:text-properties officeooo:paragraph-rsid="00537bdc"/>
    </style:style>
    <style:style style:name="P127" style:family="paragraph" style:parent-style-name="Heading_20_3">
      <style:text-properties officeooo:rsid="00471f4d" officeooo:paragraph-rsid="00471f4d"/>
    </style:style>
    <style:style style:name="P128" style:family="paragraph" style:parent-style-name="Heading_20_3">
      <style:text-properties officeooo:rsid="00471f4d" officeooo:paragraph-rsid="004869ed"/>
    </style:style>
    <style:style style:name="P129" style:family="paragraph" style:parent-style-name="Heading_20_3">
      <style:text-properties officeooo:rsid="00471f4d" officeooo:paragraph-rsid="0062c2cf"/>
    </style:style>
    <style:style style:name="P130" style:family="paragraph" style:parent-style-name="Heading_20_3">
      <style:text-properties officeooo:rsid="00471f4d" officeooo:paragraph-rsid="0075f6d5"/>
    </style:style>
    <style:style style:name="P131" style:family="paragraph" style:parent-style-name="Heading_20_3">
      <style:text-properties officeooo:rsid="00537bdc" officeooo:paragraph-rsid="005aa70b"/>
    </style:style>
    <style:style style:name="P132" style:family="paragraph" style:parent-style-name="Heading_20_3">
      <style:text-properties officeooo:rsid="00537bdc" officeooo:paragraph-rsid="00537bdc"/>
    </style:style>
    <style:style style:name="P133" style:family="paragraph" style:parent-style-name="Heading_20_3">
      <style:text-properties style:font-name="Liberation Sans" fo:font-size="14.1000003814697pt" fo:font-weight="bold" officeooo:rsid="00537bdc" officeooo:paragraph-rsid="00537bdc" style:font-name-asian="Microsoft YaHei" style:font-size-asian="14.1000003814697pt" style:font-weight-asian="bold" style:font-name-complex="Lucida Sans" style:font-size-complex="14.1000003814697pt" style:font-weight-complex="bold"/>
    </style:style>
    <style:style style:name="P134" style:family="paragraph" style:parent-style-name="Heading_20_3" style:list-style-name="Numbering_20_123"/>
    <style:style style:name="P135" style:family="paragraph" style:parent-style-name="Heading_20_3" style:list-style-name="Numbering_20_123">
      <style:text-properties officeooo:paragraph-rsid="00114bcb"/>
    </style:style>
    <style:style style:name="P136" style:family="paragraph" style:parent-style-name="Heading_20_3" style:list-style-name="Numbering_20_123">
      <style:text-properties officeooo:paragraph-rsid="0009022c"/>
    </style:style>
    <style:style style:name="P137" style:family="paragraph" style:parent-style-name="Heading_20_4" style:list-style-name="Numbering_20_123"/>
    <style:style style:name="P138" style:family="paragraph" style:parent-style-name="Text_20_body" style:list-style-name="L1">
      <style:text-properties officeooo:paragraph-rsid="005d7854"/>
    </style:style>
    <style:style style:name="P139" style:family="paragraph" style:parent-style-name="Text_20_body" style:list-style-name="L8"/>
    <style:style style:name="P140" style:family="paragraph" style:parent-style-name="Text_20_body" style:list-style-name="L13"/>
    <style:style style:name="P141" style:family="paragraph" style:parent-style-name="Text_20_body" style:list-style-name="L17"/>
    <style:style style:name="P142" style:family="paragraph" style:parent-style-name="Text_20_body">
      <style:text-properties officeooo:rsid="00a0995d" officeooo:paragraph-rsid="00a0995d"/>
    </style:style>
    <style:style style:name="P143" style:family="paragraph" style:parent-style-name="Text_20_body">
      <style:text-properties officeooo:rsid="0029e739" officeooo:paragraph-rsid="0029e739"/>
    </style:style>
    <style:style style:name="P144" style:family="paragraph" style:parent-style-name="Text_20_body" style:list-style-name="L2">
      <style:paragraph-properties fo:margin-top="0cm" fo:margin-bottom="0cm" style:contextual-spacing="false"/>
    </style:style>
    <style:style style:name="P145" style:family="paragraph" style:parent-style-name="Text_20_body" style:list-style-name="L3">
      <style:paragraph-properties fo:margin-top="0cm" fo:margin-bottom="0cm" style:contextual-spacing="false"/>
    </style:style>
    <style:style style:name="P146" style:family="paragraph" style:parent-style-name="Text_20_body" style:list-style-name="L4">
      <style:paragraph-properties fo:margin-top="0cm" fo:margin-bottom="0cm" style:contextual-spacing="false"/>
    </style:style>
    <style:style style:name="P147" style:family="paragraph" style:parent-style-name="Text_20_body" style:list-style-name="L5">
      <style:paragraph-properties fo:margin-top="0cm" fo:margin-bottom="0cm" style:contextual-spacing="false"/>
    </style:style>
    <style:style style:name="P148" style:family="paragraph" style:parent-style-name="Text_20_body" style:list-style-name="L6">
      <style:paragraph-properties fo:margin-top="0cm" fo:margin-bottom="0cm" style:contextual-spacing="false"/>
    </style:style>
    <style:style style:name="P149" style:family="paragraph" style:parent-style-name="Text_20_body" style:list-style-name="L7">
      <style:paragraph-properties fo:margin-top="0cm" fo:margin-bottom="0cm" style:contextual-spacing="false"/>
    </style:style>
    <style:style style:name="P150" style:family="paragraph" style:parent-style-name="Text_20_body" style:list-style-name="L9">
      <style:paragraph-properties fo:margin-top="0cm" fo:margin-bottom="0cm" style:contextual-spacing="false"/>
    </style:style>
    <style:style style:name="P151" style:family="paragraph" style:parent-style-name="Text_20_body" style:list-style-name="L10">
      <style:paragraph-properties fo:margin-top="0cm" fo:margin-bottom="0cm" style:contextual-spacing="false"/>
    </style:style>
    <style:style style:name="P152" style:family="paragraph" style:parent-style-name="Text_20_body" style:list-style-name="L11">
      <style:paragraph-properties fo:margin-top="0cm" fo:margin-bottom="0cm" style:contextual-spacing="false"/>
    </style:style>
    <style:style style:name="P153" style:family="paragraph" style:parent-style-name="Text_20_body" style:list-style-name="L12">
      <style:paragraph-properties fo:margin-top="0cm" fo:margin-bottom="0cm" style:contextual-spacing="false"/>
    </style:style>
    <style:style style:name="P154" style:family="paragraph" style:parent-style-name="Text_20_body" style:list-style-name="L14">
      <style:paragraph-properties fo:margin-top="0cm" fo:margin-bottom="0cm" style:contextual-spacing="false"/>
    </style:style>
    <style:style style:name="P155" style:family="paragraph" style:parent-style-name="Text_20_body" style:list-style-name="L15">
      <style:paragraph-properties fo:margin-top="0cm" fo:margin-bottom="0cm" style:contextual-spacing="false"/>
    </style:style>
    <style:style style:name="P156" style:family="paragraph" style:parent-style-name="Text_20_body" style:list-style-name="L16">
      <style:paragraph-properties fo:margin-top="0cm" fo:margin-bottom="0cm" style:contextual-spacing="false"/>
    </style:style>
    <style:style style:name="T1" style:family="text">
      <style:text-properties officeooo:rsid="001348a0"/>
    </style:style>
    <style:style style:name="T2" style:family="text">
      <style:text-properties officeooo:rsid="001510e9"/>
    </style:style>
    <style:style style:name="T3" style:family="text">
      <style:text-properties officeooo:rsid="00177b61"/>
    </style:style>
    <style:style style:name="T4" style:family="text">
      <style:text-properties officeooo:rsid="0017a598"/>
    </style:style>
    <style:style style:name="T5" style:family="text">
      <style:text-properties officeooo:rsid="0023b6d9"/>
    </style:style>
    <style:style style:name="T6" style:family="text">
      <style:text-properties officeooo:rsid="002b1c4a"/>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35064e" style:font-weight-asian="normal" style:font-weight-complex="normal"/>
    </style:style>
    <style:style style:name="T10" style:family="text">
      <style:text-properties officeooo:rsid="002c5c8b"/>
    </style:style>
    <style:style style:name="T11" style:family="text">
      <style:text-properties officeooo:rsid="002e7914"/>
    </style:style>
    <style:style style:name="T12" style:family="text">
      <style:text-properties officeooo:rsid="002f2d3f"/>
    </style:style>
    <style:style style:name="T13" style:family="text">
      <style:text-properties officeooo:rsid="003098a7"/>
    </style:style>
    <style:style style:name="T14" style:family="text">
      <style:text-properties officeooo:rsid="0030c20f"/>
    </style:style>
    <style:style style:name="T15" style:family="text">
      <style:text-properties officeooo:rsid="0036346f"/>
    </style:style>
    <style:style style:name="T16" style:family="text">
      <style:text-properties officeooo:rsid="0036a0bc"/>
    </style:style>
    <style:style style:name="T17" style:family="text">
      <style:text-properties officeooo:rsid="0046c488"/>
    </style:style>
    <style:style style:name="T18" style:family="text">
      <style:text-properties style:font-name="Liberation Sans" fo:font-size="16.1000003814697pt" fo:font-weight="bold" officeooo:rsid="0046c488" style:font-name-asian="Microsoft YaHei" style:font-size-asian="16.1000003814697pt" style:font-weight-asian="bold" style:font-name-complex="Lucida Sans" style:font-size-complex="16.1000003814697pt" style:font-weight-complex="bold"/>
    </style:style>
    <style:style style:name="T19" style:family="text">
      <style:text-properties style:font-name="Liberation Sans" fo:font-size="16.1000003814697pt" fo:font-weight="bold" officeooo:rsid="00537bdc" style:font-name-asian="Microsoft YaHei" style:font-size-asian="16.1000003814697pt" style:font-weight-asian="bold" style:font-name-complex="Lucida Sans" style:font-size-complex="16.1000003814697pt" style:font-weight-complex="bold"/>
    </style:style>
    <style:style style:name="T20" style:family="text">
      <style:text-properties style:font-name="Liberation Sans" fo:font-size="14.1000003814697pt" fo:font-weight="bold" style:font-name-asian="Microsoft YaHei" style:font-size-asian="14.1000003814697pt" style:font-weight-asian="bold" style:font-name-complex="Lucida Sans" style:font-size-complex="14.1000003814697pt" style:font-weight-complex="bold"/>
    </style:style>
    <style:style style:name="T21" style:family="text">
      <style:text-properties style:font-name="Liberation Sans" fo:font-size="14.1000003814697pt" fo:font-weight="bold" officeooo:rsid="00537bdc" style:font-name-asian="Microsoft YaHei" style:font-size-asian="14.1000003814697pt" style:font-weight-asian="bold" style:font-name-complex="Lucida Sans" style:font-size-complex="14.1000003814697pt" style:font-weight-complex="bold"/>
    </style:style>
    <style:style style:name="T22" style:family="text">
      <style:text-properties style:font-name="Liberation Sans" fo:font-size="14.1000003814697pt" fo:font-weight="bold" officeooo:rsid="00553e5a" style:font-name-asian="Microsoft YaHei" style:font-size-asian="14.1000003814697pt" style:font-weight-asian="bold" style:font-name-complex="Lucida Sans" style:font-size-complex="14.1000003814697pt" style:font-weight-complex="bold"/>
    </style:style>
    <style:style style:name="T23" style:family="text">
      <style:text-properties style:font-name="Liberation Sans" fo:font-size="14.1000003814697pt" fo:font-weight="bold" officeooo:rsid="00566679" style:font-name-asian="Microsoft YaHei" style:font-size-asian="14.1000003814697pt" style:font-weight-asian="bold" style:font-name-complex="Lucida Sans" style:font-size-complex="14.1000003814697pt" style:font-weight-complex="bold"/>
    </style:style>
    <style:style style:name="T24" style:family="text">
      <style:text-properties style:font-name="Liberation Sans" fo:font-size="14.1000003814697pt" fo:font-weight="bold" officeooo:rsid="0058ac0e" style:font-name-asian="Microsoft YaHei" style:font-size-asian="14.1000003814697pt" style:font-weight-asian="bold" style:font-name-complex="Lucida Sans" style:font-size-complex="14.1000003814697pt" style:font-weight-complex="bold"/>
    </style:style>
    <style:style style:name="T25" style:family="text">
      <style:text-properties style:font-name="Liberation Sans" fo:font-size="14.1000003814697pt" fo:font-weight="bold" officeooo:rsid="0075f6d5" style:font-name-asian="Microsoft YaHei" style:font-size-asian="14.1000003814697pt" style:font-weight-asian="bold" style:font-name-complex="Lucida Sans" style:font-size-complex="14.1000003814697pt" style:font-weight-complex="bold"/>
    </style:style>
    <style:style style:name="T26" style:family="text">
      <style:text-properties style:font-name="Liberation Sans" fo:font-size="14.1000003814697pt" style:font-name-asian="Microsoft YaHei" style:font-size-asian="14.1000003814697pt" style:font-name-complex="Lucida Sans" style:font-size-complex="14.1000003814697pt"/>
    </style:style>
    <style:style style:name="T27" style:family="text">
      <style:text-properties officeooo:rsid="004869ed"/>
    </style:style>
    <style:style style:name="T28" style:family="text">
      <style:text-properties officeooo:rsid="0048e241"/>
    </style:style>
    <style:style style:name="T29" style:family="text">
      <style:text-properties fo:background-color="#77bc65" loext:char-shading-value="0"/>
    </style:style>
    <style:style style:name="T30" style:family="text">
      <style:text-properties officeooo:rsid="004a0fe6"/>
    </style:style>
    <style:style style:name="T31" style:family="text">
      <style:text-properties officeooo:rsid="004a5d85"/>
    </style:style>
    <style:style style:name="T32" style:family="text">
      <style:text-properties officeooo:rsid="004fceab"/>
    </style:style>
    <style:style style:name="T33" style:family="text">
      <style:text-properties fo:background-color="#00a933" loext:char-shading-value="0"/>
    </style:style>
    <style:style style:name="T34" style:family="text">
      <style:text-properties officeooo:rsid="00608df9"/>
    </style:style>
    <style:style style:name="T35" style:family="text">
      <style:text-properties fo:font-variant="normal" fo:text-transform="none" fo:font-style="normal"/>
    </style:style>
    <style:style style:name="T36" style:family="text">
      <style:text-properties fo:font-variant="normal" fo:text-transform="none" fo:font-style="normal" fo:font-weight="normal"/>
    </style:style>
    <style:style style:name="T37" style:family="text">
      <style:text-properties officeooo:rsid="0062c2cf"/>
    </style:style>
    <style:style style:name="T38" style:family="text">
      <style:text-properties fo:color="#2a6099" loext:opacity="100%" style:text-outline="false" style:text-line-through-style="none" style:text-line-through-type="none" style:font-name="Liberation Serif" fo:font-size="12pt" fo:font-style="normal" fo:text-shadow="none" style:text-underline-style="none" fo:font-weight="normal" officeooo:rsid="0068de09" style:font-size-asian="12pt" style:font-style-asian="normal" style:font-weight-asian="normal" style:font-size-complex="12pt" style:font-style-complex="normal" style:font-weight-complex="normal" style:text-overline-style="none" style:text-overline-color="font-color"/>
    </style:style>
    <style:style style:name="T39" style:family="text">
      <style:text-properties fo:background-color="#ffff00" loext:char-shading-value="0"/>
    </style:style>
    <style:style style:name="T40" style:family="text">
      <style:text-properties officeooo:rsid="0077592b"/>
    </style:style>
    <style:style style:name="T41" style:family="text">
      <style:text-properties fo:background-color="#81d41a" loext:char-shading-value="0"/>
    </style:style>
    <style:style style:name="T42" style:family="text">
      <style:text-properties officeooo:rsid="002b1c4a" fo:background-color="#81d41a" loext:char-shading-value="0"/>
    </style:style>
    <style:style style:name="T43" style:family="text">
      <style:text-properties officeooo:rsid="0036a0bc" fo:background-color="#81d41a" loext:char-shading-value="0"/>
    </style:style>
    <style:style style:name="T44" style:family="text">
      <style:text-properties officeooo:rsid="007e184a"/>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1"><text:a xlink:type="simple" xlink:href="#__RefHeading___Toc471_3758301886" text:style-name="Index_20_Link" text:visited-style-name="Index_20_Link">1. Mini Project – Jump n Run<text:tab/>2</text:a></text:p>
          <text:p text:style-name="P2"><text:a xlink:type="simple" xlink:href="#__RefHeading___Toc473_3758301886" text:style-name="Index_20_Link" text:visited-style-name="Index_20_Link">1. Game Name<text:tab/>2</text:a></text:p>
          <text:p text:style-name="P2"><text:a xlink:type="simple" xlink:href="#__RefHeading___Toc476_3758301886" text:style-name="Index_20_Link" text:visited-style-name="Index_20_Link">2. Tag line<text:tab/>2</text:a></text:p>
          <text:p text:style-name="P2"><text:a xlink:type="simple" xlink:href="#__RefHeading___Toc478_3758301886" text:style-name="Index_20_Link" text:visited-style-name="Index_20_Link">3. Team<text:tab/>3</text:a></text:p>
          <text:p text:style-name="P2"><text:a xlink:type="simple" xlink:href="#__RefHeading___Toc480_3758301886" text:style-name="Index_20_Link" text:visited-style-name="Index_20_Link">4. Date of last update<text:tab/>3</text:a></text:p>
          <text:p text:style-name="P2"><text:a xlink:type="simple" xlink:href="#__RefHeading___Toc1745_2740342081" text:style-name="Index_20_Link" text:visited-style-name="Index_20_Link">5. Aufgabenliste<text:tab/>3</text:a></text:p>
          <text:p text:style-name="P2"><text:a xlink:type="simple" xlink:href="#__RefHeading___Toc1750_2740342081" text:style-name="Index_20_Link" text:visited-style-name="Index_20_Link">6. Zeitplan<text:tab/>5</text:a></text:p>
          <text:p text:style-name="P2"><text:a xlink:type="simple" xlink:href="#__RefHeading___Toc1730_173105976" text:style-name="Index_20_Link" text:visited-style-name="Index_20_Link">7. Implementierungsnotizen<text:tab/>7</text:a></text:p>
          <text:p text:style-name="P3"><text:a xlink:type="simple" xlink:href="#__RefHeading___Toc1732_173105976" text:style-name="Index_20_Link" text:visited-style-name="Index_20_Link">1. Collision Layer<text:tab/>7</text:a></text:p>
          <text:p text:style-name="P3"><text:a xlink:type="simple" xlink:href="#__RefHeading___Toc1734_173105976" text:style-name="Index_20_Link" text:visited-style-name="Index_20_Link">2. Light + Visibility Layer<text:tab/>7</text:a></text:p>
          <text:p text:style-name="P3"><text:a xlink:type="simple" xlink:href="#__RefHeading___Toc1736_173105976" text:style-name="Index_20_Link" text:visited-style-name="Index_20_Link">3. PhysX Layer<text:tab/>7</text:a></text:p>
          <text:p text:style-name="P2"><text:a xlink:type="simple" xlink:href="#__RefHeading___Toc2386_199013361" text:style-name="Index_20_Link" text:visited-style-name="Index_20_Link">8. Artwork Todo<text:tab/>8</text:a></text:p>
          <text:p text:style-name="P3"><text:a xlink:type="simple" xlink:href="#__RefHeading___Toc2388_199013361" text:style-name="Index_20_Link" text:visited-style-name="Index_20_Link">1. Levels/Rooms<text:tab/>8</text:a></text:p>
          <text:p text:style-name="P3"><text:a xlink:type="simple" xlink:href="#__RefHeading___Toc2390_199013361" text:style-name="Index_20_Link" text:visited-style-name="Index_20_Link">2. Dekoration<text:tab/>8</text:a></text:p>
          <text:p text:style-name="P3"><text:a xlink:type="simple" xlink:href="#__RefHeading___Toc2392_199013361" text:style-name="Index_20_Link" text:visited-style-name="Index_20_Link">3. VFX<text:tab/>8</text:a></text:p>
          <text:p text:style-name="P3"><text:a xlink:type="simple" xlink:href="#__RefHeading___Toc2394_199013361" text:style-name="Index_20_Link" text:visited-style-name="Index_20_Link">4. Tilesets<text:tab/>8</text:a></text:p>
          <text:p text:style-name="P1"><text:a xlink:type="simple" xlink:href="#__RefHeading___Toc484_3758301886" text:style-name="Index_20_Link" text:visited-style-name="Index_20_Link">2. <text:s/>Game Overview<text:tab/>8</text:a></text:p>
          <text:p text:style-name="P3"><text:a xlink:type="simple" xlink:href="#__RefHeading___Toc486_3758301886" text:style-name="Index_20_Link" text:visited-style-name="Index_20_Link">1. Game Concept<text:tab/>8</text:a></text:p>
          <text:p text:style-name="P3"><text:a xlink:type="simple" xlink:href="#__RefHeading___Toc488_3758301886" text:style-name="Index_20_Link" text:visited-style-name="Index_20_Link">2. Target Audience<text:tab/>8</text:a></text:p>
          <text:p text:style-name="P3"><text:a xlink:type="simple" xlink:href="#__RefHeading___Toc490_3758301886" text:style-name="Index_20_Link" text:visited-style-name="Index_20_Link">3. Genre(s)<text:tab/>8</text:a></text:p>
          <text:p text:style-name="P3"><text:a xlink:type="simple" xlink:href="#__RefHeading___Toc492_3758301886" text:style-name="Index_20_Link" text:visited-style-name="Index_20_Link">4. Game Flow Summary – How does the player move through the game? Include both the interface and the game itself.<text:tab/>8</text:a></text:p>
          <text:p text:style-name="P3"><text:a xlink:type="simple" xlink:href="#__RefHeading___Toc494_3758301886" text:style-name="Index_20_Link" text:visited-style-name="Index_20_Link">5. Look and Feel – What is the basic look and feel of the game? What is the visual style?<text:tab/>8</text:a></text:p>
          <text:p text:style-name="P1"><text:a xlink:type="simple" xlink:href="#__RefHeading___Toc496_3758301886" text:style-name="Index_20_Link" text:visited-style-name="Index_20_Link">3. Gameplay<text:tab/>9</text:a></text:p>
          <text:p text:style-name="P2"><text:a xlink:type="simple" xlink:href="#__RefHeading___Toc498_3758301886" text:style-name="Index_20_Link" text:visited-style-name="Index_20_Link">1. Objectives – What are the objectives of the game<text:tab/>9</text:a></text:p>
          <text:p text:style-name="P2"><text:a xlink:type="simple" xlink:href="#__RefHeading___Toc500_3758301886" text:style-name="Index_20_Link" text:visited-style-name="Index_20_Link">2. Game Progression<text:tab/>9</text:a></text:p>
          <text:p text:style-name="P2"><text:a xlink:type="simple" xlink:href="#__RefHeading___Toc502_3758301886" text:style-name="Index_20_Link" text:visited-style-name="Index_20_Link">3. Play Flow – How does the game flow for the game player<text:tab/>9</text:a></text:p>
          <text:p text:style-name="P2"><text:a xlink:type="simple" xlink:href="#__RefHeading___Toc504_3758301886" text:style-name="Index_20_Link" text:visited-style-name="Index_20_Link">4. Mission/challenge Structure<text:tab/>9</text:a></text:p>
          <text:p text:style-name="P2"><text:a xlink:type="simple" xlink:href="#__RefHeading___Toc506_3758301886" text:style-name="Index_20_Link" text:visited-style-name="Index_20_Link">5. Puzzle Structure<text:tab/>9</text:a></text:p>
          <text:p text:style-name="P1"><text:a xlink:type="simple" xlink:href="#__RefHeading___Toc508_3758301886" text:style-name="Index_20_Link" text:visited-style-name="Index_20_Link">4. Mechanics (Key Section)<text:tab/>9</text:a></text:p>
          <text:p text:style-name="P2"><text:a xlink:type="simple" xlink:href="#__RefHeading___Toc510_3758301886" text:style-name="Index_20_Link" text:visited-style-name="Index_20_Link">1. Rules – What are the rules to the game, both implicit and explicit.<text:tab/>9</text:a></text:p>
          <text:p text:style-name="P2"><text:a xlink:type="simple" xlink:href="#__RefHeading___Toc512_3758301886" text:style-name="Index_20_Link" text:visited-style-name="Index_20_Link">2. Model of the game universe. Think of it as a simulation of a world, how do all the pieces interact?<text:tab/>10</text:a></text:p>
          <text:p text:style-name="P2"><text:a xlink:type="simple" xlink:href="#__RefHeading___Toc514_3758301886" text:style-name="Index_20_Link" text:visited-style-name="Index_20_Link">3. Physics – How does the physical universe work?<text:tab/>10</text:a></text:p>
          <text:p text:style-name="P2"><text:a xlink:type="simple" xlink:href="#__RefHeading___Toc516_3758301886" text:style-name="Index_20_Link" text:visited-style-name="Index_20_Link">4. Economy – What is the economy of the game? How does it work?<text:tab/>10</text:a></text:p>
          <text:p text:style-name="P2"><text:a xlink:type="simple" xlink:href="#__RefHeading___Toc518_3758301886" text:style-name="Index_20_Link" text:visited-style-name="Index_20_Link">5. Character movement in the game<text:tab/>10</text:a></text:p>
          <text:p text:style-name="P2"><text:a xlink:type="simple" xlink:href="#__RefHeading___Toc520_3758301886" text:style-name="Index_20_Link" text:visited-style-name="Index_20_Link">6. Objects – how to pick them up and move them<text:tab/>10</text:a></text:p>
          <text:p text:style-name="P2"><text:a xlink:type="simple" xlink:href="#__RefHeading___Toc522_3758301886" text:style-name="Index_20_Link" text:visited-style-name="Index_20_Link">7. Actions, including whatever switches and buttons are used, interacting with objects, and what means of communication are used<text:tab/>11</text:a></text:p>
          <text:p text:style-name="P2"><text:a xlink:type="simple" xlink:href="#__RefHeading___Toc1747_2740342081" text:style-name="Index_20_Link" text:visited-style-name="Index_20_Link">8. Combat – If there is combat or even conflict, how is this specifically modeled?<text:tab/>11</text:a></text:p>
          <text:p text:style-name="P2"><text:a xlink:type="simple" xlink:href="#__RefHeading___Toc524_3758301886" text:style-name="Index_20_Link" text:visited-style-name="Index_20_Link">9. Screen Flow -- How each screen is related to every other and a description of the purpose of each screen<text:tab/>11</text:a></text:p>
          <text:p text:style-name="P2"><text:a xlink:type="simple" xlink:href="#__RefHeading___Toc526_3758301886" text:style-name="Index_20_Link" text:visited-style-name="Index_20_Link">10. Game Options - What are the options and how do they affect game play?<text:tab/>11</text:a></text:p>
          <text:p text:style-name="P2"><text:a xlink:type="simple" xlink:href="#__RefHeading___Toc528_3758301886" text:style-name="Index_20_Link" text:visited-style-name="Index_20_Link">11. Replaying and saving<text:tab/>11</text:a></text:p>
          <text:p text:style-name="P2"><text:a xlink:type="simple" xlink:href="#__RefHeading___Toc530_3758301886" text:style-name="Index_20_Link" text:visited-style-name="Index_20_Link">12. Cheats and Easter Eggs<text:tab/>11</text:a></text:p>
          <text:p text:style-name="P1"><text:a xlink:type="simple" xlink:href="#__RefHeading___Toc532_3758301886" text:style-name="Index_20_Link" text:visited-style-name="Index_20_Link">5. Story and Narrative<text:tab/>11</text:a></text:p>
          <text:p text:style-name="P2"><text:a xlink:type="simple" xlink:href="#__RefHeading___Toc534_3758301886" text:style-name="Index_20_Link" text:visited-style-name="Index_20_Link">1. Back story<text:tab/>11</text:a></text:p>
          <text:p text:style-name="P2"><text:a xlink:type="simple" xlink:href="#__RefHeading___Toc536_3758301886" text:style-name="Index_20_Link" text:visited-style-name="Index_20_Link">2. Plot elements<text:tab/>11</text:a></text:p>
          <text:p text:style-name="P2"><text:a xlink:type="simple" xlink:href="#__RefHeading___Toc538_3758301886" text:style-name="Index_20_Link" text:visited-style-name="Index_20_Link">3. Game story progression<text:tab/>11</text:a></text:p>
          <text:p text:style-name="P2"><text:soft-page-break/><text:a xlink:type="simple" xlink:href="#__RefHeading___Toc540_3758301886" text:style-name="Index_20_Link" text:visited-style-name="Index_20_Link">4. Cut scenes -- descriptions include the actors, the setting, and the storyboard or script.<text:tab/>12</text:a></text:p>
          <text:p text:style-name="P1"><text:a xlink:type="simple" xlink:href="#__RefHeading___Toc542_3758301886" text:style-name="Index_20_Link" text:visited-style-name="Index_20_Link">6. Game World<text:tab/>12</text:a></text:p>
          <text:p text:style-name="P2"><text:a xlink:type="simple" xlink:href="#__RefHeading___Toc544_3758301886" text:style-name="Index_20_Link" text:visited-style-name="Index_20_Link">1. General look and feel of world<text:tab/>12</text:a></text:p>
          <text:p text:style-name="P2"><text:a xlink:type="simple" xlink:href="#__RefHeading___Toc546_3758301886" text:style-name="Index_20_Link" text:visited-style-name="Index_20_Link">2. Areas<text:tab/>12</text:a></text:p>
          <text:p text:style-name="P3"><text:a xlink:type="simple" xlink:href="#__RefHeading___Toc548_3758301886" text:style-name="Index_20_Link" text:visited-style-name="Index_20_Link">1. General description and physical characteristics<text:tab/>12</text:a></text:p>
          <text:p text:style-name="P3"><text:a xlink:type="simple" xlink:href="#__RefHeading___Toc550_3758301886" text:style-name="Index_20_Link" text:visited-style-name="Index_20_Link">2. How relate to the rest of the world<text:tab/>12</text:a></text:p>
          <text:p text:style-name="P4"><text:a xlink:type="simple" xlink:href="#__RefHeading___Toc552_3758301886" text:style-name="Index_20_Link" text:visited-style-name="Index_20_Link">1. What levels use it<text:tab/>12</text:a></text:p>
          <text:p text:style-name="P4"><text:a xlink:type="simple" xlink:href="#__RefHeading___Toc554_3758301886" text:style-name="Index_20_Link" text:visited-style-name="Index_20_Link">2. Connections to other areas<text:tab/>12</text:a></text:p>
          <text:p text:style-name="P1"><text:a xlink:type="simple" xlink:href="#__RefHeading___Toc556_3758301886" text:style-name="Index_20_Link" text:visited-style-name="Index_20_Link">7. Characters<text:tab/>12</text:a></text:p>
          <text:p text:style-name="P2"><text:a xlink:type="simple" xlink:href="#__RefHeading___Toc558_3758301886" text:style-name="Index_20_Link" text:visited-style-name="Index_20_Link">1. For each character<text:tab/>13</text:a></text:p>
          <text:p text:style-name="P3"><text:a xlink:type="simple" xlink:href="#__RefHeading___Toc560_3758301886" text:style-name="Index_20_Link" text:visited-style-name="Index_20_Link">1. Back story<text:tab/>13</text:a></text:p>
          <text:p text:style-name="P3"><text:a xlink:type="simple" xlink:href="#__RefHeading___Toc562_3758301886" text:style-name="Index_20_Link" text:visited-style-name="Index_20_Link">2. Personality<text:tab/>13</text:a></text:p>
          <text:p text:style-name="P3"><text:a xlink:type="simple" xlink:href="#__RefHeading___Toc564_3758301886" text:style-name="Index_20_Link" text:visited-style-name="Index_20_Link">3. Appearance<text:tab/>13</text:a></text:p>
          <text:p text:style-name="P3"><text:a xlink:type="simple" xlink:href="#__RefHeading___Toc566_3758301886" text:style-name="Index_20_Link" text:visited-style-name="Index_20_Link">4. Abilities<text:tab/>13</text:a></text:p>
          <text:p text:style-name="P3"><text:a xlink:type="simple" xlink:href="#__RefHeading___Toc568_3758301886" text:style-name="Index_20_Link" text:visited-style-name="Index_20_Link">5. Relevance to the story<text:tab/>13</text:a></text:p>
          <text:p text:style-name="P3"><text:a xlink:type="simple" xlink:href="#__RefHeading___Toc570_3758301886" text:style-name="Index_20_Link" text:visited-style-name="Index_20_Link">6. Relationship to other characters<text:tab/>13</text:a></text:p>
          <text:p text:style-name="P2"><text:a xlink:type="simple" xlink:href="#__RefHeading___Toc572_3758301886" text:style-name="Index_20_Link" text:visited-style-name="Index_20_Link">2. Artificial Intelligence Use in Opponent and Enemy<text:tab/>13</text:a></text:p>
          <text:p text:style-name="P2"><text:a xlink:type="simple" xlink:href="#__RefHeading___Toc574_3758301886" text:style-name="Index_20_Link" text:visited-style-name="Index_20_Link">3. Non-combat and Friendly Characters<text:tab/>13</text:a></text:p>
          <text:p text:style-name="P1"><text:a xlink:type="simple" xlink:href="#__RefHeading___Toc576_3758301886" text:style-name="Index_20_Link" text:visited-style-name="Index_20_Link">8. Levels<text:tab/>13</text:a></text:p>
          <text:p text:style-name="P2"><text:a xlink:type="simple" xlink:href="#__RefHeading___Toc578_3758301886" text:style-name="Index_20_Link" text:visited-style-name="Index_20_Link">1. Training Level<text:tab/>13</text:a></text:p>
          <text:p text:style-name="P2"><text:a xlink:type="simple" xlink:href="#__RefHeading___Toc580_3758301886" text:style-name="Index_20_Link" text:visited-style-name="Index_20_Link">2. For each level<text:tab/>14</text:a></text:p>
          <text:p text:style-name="P3"><text:a xlink:type="simple" xlink:href="#__RefHeading___Toc582_3758301886" text:style-name="Index_20_Link" text:visited-style-name="Index_20_Link">1. Synopsis<text:tab/>14</text:a></text:p>
          <text:p text:style-name="P3"><text:a xlink:type="simple" xlink:href="#__RefHeading___Toc584_3758301886" text:style-name="Index_20_Link" text:visited-style-name="Index_20_Link">2. Required introductory material and how it is provided<text:tab/>14</text:a></text:p>
          <text:p text:style-name="P3"><text:a xlink:type="simple" xlink:href="#__RefHeading___Toc586_3758301886" text:style-name="Index_20_Link" text:visited-style-name="Index_20_Link">3. Objectives<text:tab/>14</text:a></text:p>
          <text:p text:style-name="P3"><text:a xlink:type="simple" xlink:href="#__RefHeading___Toc588_3758301886" text:style-name="Index_20_Link" text:visited-style-name="Index_20_Link">4. Details of what happens in the level<text:tab/>14</text:a></text:p>
          <text:p text:style-name="P4"><text:a xlink:type="simple" xlink:href="#__RefHeading___Toc590_3758301886" text:style-name="Index_20_Link" text:visited-style-name="Index_20_Link">1. Map<text:tab/>14</text:a></text:p>
          <text:p text:style-name="P4"><text:a xlink:type="simple" xlink:href="#__RefHeading___Toc592_3758301886" text:style-name="Index_20_Link" text:visited-style-name="Index_20_Link">2. Critical path that the player needs to take<text:tab/>14</text:a></text:p>
          <text:p text:style-name="P4"><text:a xlink:type="simple" xlink:href="#__RefHeading___Toc594_3758301886" text:style-name="Index_20_Link" text:visited-style-name="Index_20_Link">3. Important and incidental encounters<text:tab/>14</text:a></text:p>
          <text:p text:style-name="P1"><text:a xlink:type="simple" xlink:href="#__RefHeading___Toc596_3758301886" text:style-name="Index_20_Link" text:visited-style-name="Index_20_Link">9. Interface<text:tab/>14</text:a></text:p>
          <text:p text:style-name="P2"><text:a xlink:type="simple" xlink:href="#__RefHeading___Toc598_3758301886" text:style-name="Index_20_Link" text:visited-style-name="Index_20_Link">1. Visual System<text:tab/>14</text:a></text:p>
          <text:p text:style-name="P3"><text:a xlink:type="simple" xlink:href="#__RefHeading___Toc600_3758301886" text:style-name="Index_20_Link" text:visited-style-name="Index_20_Link">1. HUD<text:tab/>14</text:a></text:p>
          <text:p text:style-name="P3"><text:a xlink:type="simple" xlink:href="#__RefHeading___Toc602_3758301886" text:style-name="Index_20_Link" text:visited-style-name="Index_20_Link">2. Menus<text:tab/>14</text:a></text:p>
          <text:p text:style-name="P3"><text:a xlink:type="simple" xlink:href="#__RefHeading___Toc604_3758301886" text:style-name="Index_20_Link" text:visited-style-name="Index_20_Link">3. Camera model<text:tab/>14</text:a></text:p>
          <text:p text:style-name="P2"><text:a xlink:type="simple" xlink:href="#__RefHeading___Toc606_3758301886" text:style-name="Index_20_Link" text:visited-style-name="Index_20_Link">2. Control System – How does the game player control the game? What are the specific commands?<text:tab/>14</text:a></text:p>
          <text:p text:style-name="P2"><text:a xlink:type="simple" xlink:href="#__RefHeading___Toc608_3758301886" text:style-name="Index_20_Link" text:visited-style-name="Index_20_Link">3. Audio, music, sound effects<text:tab/>14</text:a></text:p>
          <text:p text:style-name="P2"><text:a xlink:type="simple" xlink:href="#__RefHeading___Toc610_3758301886" text:style-name="Index_20_Link" text:visited-style-name="Index_20_Link">4. Game Art – intended style<text:tab/>14</text:a></text:p>
          <text:p text:style-name="P2"><text:a xlink:type="simple" xlink:href="#__RefHeading___Toc612_3758301886" text:style-name="Index_20_Link" text:visited-style-name="Index_20_Link">5. Help System<text:tab/>14</text:a></text:p>
        </text:index-body>
      </text:table-of-content>
      <text:p text:style-name="P5"/>
      <text:p text:style-name="P5"/>
      <text:list xml:id="list2047118159" text:style-name="Numbering_20_123">
        <text:list-item>
          <text:h text:style-name="P118" text:outline-level="1"><text:bookmark-start text:name="__RefHeading___Toc471_3758301886"/>Mini Project – Jump n Run<text:bookmark-end text:name="__RefHeading___Toc471_3758301886"/></text:h>
          <text:list>
            <text:list-item>
              <text:h text:style-name="P123" text:outline-level="2"><text:bookmark-start text:name="__RefHeading___Toc473_3758301886"/>Game Name<text:bookmark-end text:name="__RefHeading___Toc473_3758301886"/></text:h>
            </text:list-item>
          </text:list>
        </text:list-item>
      </text:list>
      <text:p text:style-name="P8">Too Blind to see</text:p>
      <text:list xml:id="list172932410140077" text:continue-numbering="true" text:style-name="Numbering_20_123">
        <text:list-item>
          <text:list>
            <text:list-item>
              <text:h text:style-name="P120" text:outline-level="2"><text:bookmark-start text:name="__RefHeading___Toc476_3758301886"/>Tag line<text:bookmark-end text:name="__RefHeading___Toc476_3758301886"/></text:h>
            </text:list-item>
          </text:list>
        </text:list-item>
      </text:list>
      <text:p text:style-name="P8">They Linger, They Wait, They Hunt.</text:p>
      <text:list xml:id="list172933427148122" text:continue-numbering="true" text:style-name="Numbering_20_123">
        <text:list-item>
          <text:list>
            <text:list-item>
              <text:h text:style-name="P119" text:outline-level="2"><text:bookmark-start text:name="__RefHeading___Toc478_3758301886"/><text:soft-page-break/>Team <text:bookmark-end text:name="__RefHeading___Toc478_3758301886"/></text:h>
            </text:list-item>
            <text:list-item>
              <text:h text:style-name="P119" text:outline-level="2"><text:bookmark-start text:name="__RefHeading___Toc480_3758301886"/>Date of last update<text:bookmark-end text:name="__RefHeading___Toc480_3758301886"/></text:h>
            </text:list-item>
          </text:list>
        </text:list-item>
      </text:list>
      <text:p text:style-name="P142">04.05.25</text:p>
      <text:p text:style-name="P31">Ziel dieses Spiels ist es innerhalb von 100h einen Protoypen mit vielen Spielelementen fertig zu gestalten. Ziel soll es sein, innerhalb von kurzer Zeit, ein möglichst vollständiges Spiel zu erstellen.</text:p>
      <text:p text:style-name="P31">Assets suchen gehört NICHT zu den Stunden, genauso das GDD schreiben. Lediglich das Coden, erstellen von Assets und konkrete recherche zu dem Spiel (Mechaniken) Gehören zu den Aufgaben.</text:p>
      <text:p text:style-name="P31"/>
      <text:p text:style-name="P142">Ich habe keine Stunden gemapped, aber innerhalb von 2 Monaten dieses Spiel fertiggestellt.</text:p>
      <text:p text:style-name="P142"/>
      <text:p text:style-name="P142">Was am meisten Zeit gekostet hat waren Assets und kleinigkeiten</text:p>
      <text:p text:style-name="P142">Mitnehmen für Zukunft: Solides Speichersystem und Unterschied zw res und user</text:p>
      <text:p text:style-name="P142">außerdem sollten nodes die speichern ihre eigene save methode bereits implementieren.</text:p>
      <text:list xml:id="list172933881143586" text:continue-numbering="true" text:style-name="Numbering_20_123">
        <text:list-item>
          <text:list>
            <text:list-item>
              <text:h text:style-name="P124" text:outline-level="2"><text:bookmark-start text:name="__RefHeading___Toc1745_2740342081"/>Aufgabenliste<text:bookmark-end text:name="__RefHeading___Toc1745_2740342081"/></text:h>
            </text:list-item>
          </text:list>
        </text:list-item>
      </text:list>
      <text:p text:style-name="P32"/>
      <table:table table:name="Tabelle2" table:style-name="Tabelle2" table:template-name="Default Style">
        <table:table-column table:style-name="Tabelle2.A"/>
        <table:table-column table:style-name="Tabelle2.B"/>
        <table:table-column table:style-name="Tabelle2.C"/>
        <table:table-column table:style-name="Tabelle2.D"/>
        <table:table-column table:style-name="Tabelle2.E"/>
        <text:soft-page-break/>
        <table:table-row table:style-name="TableLine2822378345936">
          <table:table-cell table:style-name="Tabelle2.A1" office:value-type="string">
            <text:p text:style-name="P109">GameMechanik <text:span text:style-name="T12">|| Level/World Design</text:span></text:p>
          </table:table-cell>
          <table:table-cell table:style-name="Tabelle2.A1" office:value-type="string">
            <text:p text:style-name="P109">Art</text:p>
          </table:table-cell>
          <table:table-cell table:style-name="Tabelle2.A1" office:value-type="string">
            <text:p text:style-name="P109">UI</text:p>
          </table:table-cell>
          <table:table-cell table:style-name="Tabelle2.A1" office:value-type="string">
            <text:p text:style-name="P109">Engine and System</text:p>
          </table:table-cell>
          <table:table-cell table:style-name="Tabelle2.E1" office:value-type="string">
            <text:p text:style-name="P109">SFX || Music <text:span text:style-name="T11">|| VFX</text:span></text:p>
          </table:table-cell>
        </table:table-row>
        <table:table-row table:style-name="Tabelle2.2">
          <table:table-cell table:style-name="Tabelle2.A2" office:value-type="string">
            <text:p text:style-name="P43"><text:span text:style-name="T7">Charakter</text:span> Movement:</text:p>
            <text:p text:style-name="P43">Gehen</text:p>
            <text:p text:style-name="P43">Springen</text:p>
          </table:table-cell>
          <table:table-cell table:style-name="Tabelle2.A2" office:value-type="string">
            <text:p text:style-name="P98">Charakter</text:p>
            <text:p text:style-name="P43">Design</text:p>
            <text:p text:style-name="P43">Animationen</text:p>
          </table:table-cell>
          <table:table-cell table:style-name="Tabelle2.A2" office:value-type="string">
            <text:p text:style-name="P100">CharakterProträt → <text:span text:style-name="T8">Gesund / Besessen</text:span></text:p>
          </table:table-cell>
          <table:table-cell table:style-name="Tabelle2.A2" office:value-type="string">
            <text:p text:style-name="P101">Highscore</text:p>
          </table:table-cell>
          <table:table-cell table:style-name="Tabelle2.E2" office:value-type="string">
            <text:p text:style-name="P101">Charakter</text:p>
            <text:p text:style-name="P50">SchrittSound</text:p>
          </table:table-cell>
        </table:table-row>
        <table:table-row table:style-name="Tabelle2.3">
          <table:table-cell table:style-name="Tabelle2.A2" office:value-type="string">
            <text:p text:style-name="P98">Taschenlampe</text:p>
            <text:p text:style-name="P43">Aktivieren</text:p>
            <text:p text:style-name="P43">Deaktivieren</text:p>
            <text:p text:style-name="P45">Cooldown</text:p>
            <text:p text:style-name="P43">Aufladen</text:p>
            <text:p text:style-name="P43">Entladen</text:p>
            <text:p text:style-name="P43">Bewegen </text:p>
            <text:p text:style-name="P43">Lichtkegel erzeugen</text:p>
          </table:table-cell>
          <table:table-cell table:style-name="Tabelle2.A2" office:value-type="string">
            <text:p text:style-name="P98">Gegner</text:p>
            <text:p text:style-name="P98">Design</text:p>
            <text:p text:style-name="P98">Animation</text:p>
          </table:table-cell>
          <table:table-cell table:style-name="Tabelle2.A2" office:value-type="string">
            <text:p text:style-name="P100">Taschenlampe</text:p>
            <text:p text:style-name="P100"/>
            <text:p text:style-name="P48">EnergieLeiste</text:p>
            <text:p text:style-name="P48">„Porträt“</text:p>
          </table:table-cell>
          <table:table-cell table:style-name="Tabelle2.A2" office:value-type="string">
            <text:p text:style-name="P101">Speichern des Leaderboards</text:p>
          </table:table-cell>
          <table:table-cell table:style-name="Tabelle2.E2" office:value-type="string">
            <text:p text:style-name="P102">Gegner</text:p>
            <text:p text:style-name="P50">ScreenTear/VFX Bewegung</text:p>
            <text:p text:style-name="P50">Stillstand</text:p>
          </table:table-cell>
        </table:table-row>
        <table:table-row table:style-name="Tabelle2.4">
          <table:table-cell table:style-name="Tabelle2.A2" office:value-type="string">
            <text:p text:style-name="P98">Charakter </text:p>
            <text:p text:style-name="P43">Status:</text:p>
            <text:p text:style-name="P43">Gesund</text:p>
            <text:p text:style-name="P43">Besessen</text:p>
            <text:p text:style-name="P43">Tot</text:p>
          </table:table-cell>
          <table:table-cell table:style-name="Tabelle2.A2" office:value-type="string">
            <text:p text:style-name="P98">Totem</text:p>
            <text:p text:style-name="P43">Design</text:p>
          </table:table-cell>
          <table:table-cell table:style-name="Tabelle2.A2" office:value-type="string">
            <text:p text:style-name="P101">Start</text:p>
            <text:p text:style-name="P101">Optionen</text:p>
            <text:p text:style-name="P101">Exit</text:p>
            <text:p text:style-name="P101"/>
          </table:table-cell>
          <table:table-cell table:style-name="Tabelle2.A2" office:value-type="string">
            <text:p text:style-name="P101">Optionen</text:p>
          </table:table-cell>
          <table:table-cell table:style-name="Tabelle2.E2" office:value-type="string">
            <text:p text:style-name="P102">Environment</text:p>
            <text:p text:style-name="P50">Environment SFX</text:p>
          </table:table-cell>
        </table:table-row>
        <table:table-row table:style-name="Tabelle2.5">
          <table:table-cell table:style-name="Tabelle2.A2" office:value-type="string">
            <text:p text:style-name="P98">Charakter </text:p>
            <text:p text:style-name="P43">Animation:</text:p>
            <text:p text:style-name="P43">Movement</text:p>
            <text:p text:style-name="P43">Besessen,</text:p>
            <text:p text:style-name="P43">Tot</text:p>
          </table:table-cell>
          <table:table-cell table:style-name="Tabelle2.A2" office:value-type="string">
            <text:p text:style-name="P98">Ritual</text:p>
            <text:p text:style-name="P98">(3-10 Totem plätze)</text:p>
          </table:table-cell>
          <table:table-cell table:style-name="Tabelle2.A2" office:value-type="string">
            <text:p text:style-name="P108">Pause Screen</text:p>
          </table:table-cell>
          <table:table-cell table:style-name="Tabelle2.A2" office:value-type="string">
            <text:p text:style-name="P101">LaunchScreen</text:p>
          </table:table-cell>
          <table:table-cell table:style-name="Tabelle2.E2" office:value-type="string">
            <text:p text:style-name="P102">Totem</text:p>
            <text:p text:style-name="P50">Totem SFX</text:p>
            <text:p text:style-name="P50">Totem Pickup SFX, <text:span text:style-name="T12">VFX</text:span></text:p>
            <text:p text:style-name="P50">Totem proximity Music (?)</text:p>
          </table:table-cell>
        </table:table-row>
        <text:soft-page-break/>
        <table:table-row table:style-name="Tabelle2.6">
          <table:table-cell table:style-name="Tabelle2.A2" office:value-type="string">
            <text:p text:style-name="P98">Gegner</text:p>
            <text:p text:style-name="P43">Movement/Pathfinding</text:p>
            <text:p text:style-name="P43">Aktion Besitz ergreifen</text:p>
            <text:p text:style-name="P43">Aktion Töten</text:p>
            <text:p text:style-name="P43">Stunnen</text:p>
            <text:p text:style-name="P43">Verlangsamen</text:p>
          </table:table-cell>
          <table:table-cell table:style-name="Tabelle2.B6" office:value-type="string">
            <text:p text:style-name="P98">Wald</text:p>
          </table:table-cell>
          <table:table-cell table:style-name="Tabelle2.C6" office:value-type="string">
            <text:p text:style-name="P41"/>
          </table:table-cell>
          <table:table-cell table:style-name="Tabelle2.A2" office:value-type="string">
            <text:p text:style-name="P101">Credits</text:p>
          </table:table-cell>
          <table:table-cell table:style-name="Tabelle2.E2" office:value-type="string">
            <text:p text:style-name="P103">Ritual</text:p>
            <text:p text:style-name="P53">SFX</text:p>
            <text:p text:style-name="P53">VFX</text:p>
          </table:table-cell>
        </table:table-row>
        <table:table-row table:style-name="Tabelle2.7">
          <table:table-cell table:style-name="Tabelle2.A2" office:value-type="string">
            <text:p text:style-name="P98">Totem</text:p>
            <text:p text:style-name="P43">Heilt</text:p>
            <text:p text:style-name="P43">Count erhöhen</text:p>
          </table:table-cell>
          <table:table-cell table:style-name="Tabelle2.B6" office:value-type="string">
            <text:p text:style-name="P98">Villa</text:p>
          </table:table-cell>
          <table:table-cell table:style-name="Tabelle2.C6" office:value-type="string">
            <text:p text:style-name="P41"/>
          </table:table-cell>
          <table:table-cell table:style-name="Tabelle2.A2" office:value-type="string">
            <text:p text:style-name="P106">Score / <text:span text:style-name="T16">GameData</text:span> Szenenübergreifend</text:p>
          </table:table-cell>
          <table:table-cell table:style-name="Tabelle2.E2" office:value-type="string">
            <text:p text:style-name="P103">GameMusic</text:p>
            <text:p text:style-name="P53">Minimalistisch, für Atmosphäre</text:p>
          </table:table-cell>
        </table:table-row>
        <text:soft-page-break/>
        <table:table-row table:style-name="Tabelle2.8">
          <table:table-cell table:style-name="Tabelle2.A2" office:value-type="string">
            <text:p text:style-name="P98">Ritual</text:p>
            <text:p text:style-name="P43">Minimum Anzahl Ritual check</text:p>
            <text:p text:style-name="P43">Zeit Ritaul beginn</text:p>
            <text:p text:style-name="P43">Ritual Ende</text:p>
            <text:p text:style-name="P43">Totem platzieren</text:p>
          </table:table-cell>
          <table:table-cell table:style-name="Tabelle2.C6" office:value-type="string">
            <text:p text:style-name="P41"/>
          </table:table-cell>
          <table:table-cell table:style-name="Tabelle2.C6" office:value-type="string">
            <text:p text:style-name="P41"/>
          </table:table-cell>
          <table:table-cell table:style-name="Tabelle2.C6" office:value-type="string">
            <text:p text:style-name="P41"/>
          </table:table-cell>
          <table:table-cell table:style-name="Tabelle2.E2" office:value-type="string">
            <text:p text:style-name="P105">UI Sounds</text:p>
            <text:p text:style-name="P105"/>
          </table:table-cell>
        </table:table-row>
        <table:table-row table:style-name="Tabelle2.9">
          <table:table-cell table:style-name="Tabelle2.B6" office:value-type="string">
            <text:p text:style-name="P98">Cutscene</text:p>
            <text:p text:style-name="P43">Ritual erfolgreich geschafft.</text:p>
            <text:p text:style-name="P43"/>
          </table:table-cell>
          <table:table-cell table:style-name="Tabelle2.C6" office:value-type="string">
            <text:p text:style-name="P41"/>
          </table:table-cell>
          <table:table-cell table:style-name="Tabelle2.C6" office:value-type="string">
            <text:p text:style-name="P41"/>
          </table:table-cell>
          <table:table-cell table:style-name="Tabelle2.C6" office:value-type="string">
            <text:p text:style-name="P41"/>
          </table:table-cell>
          <table:table-cell table:style-name="Tabelle2.E9" office:value-type="string">
            <text:p text:style-name="P41"/>
          </table:table-cell>
        </table:table-row>
        <table:table-row table:style-name="Tabelle2.10">
          <table:table-cell table:style-name="Tabelle2.A2" office:value-type="string">
            <text:p text:style-name="P98">Verzerrte Orte</text:p>
            <text:p text:style-name="P43">Sichtbar mit Taschenlampe</text:p>
          </table:table-cell>
          <table:table-cell table:style-name="Tabelle2.C6" office:value-type="string">
            <text:p text:style-name="P41"/>
          </table:table-cell>
          <table:table-cell table:style-name="Tabelle2.C6" office:value-type="string">
            <text:p text:style-name="P41"/>
          </table:table-cell>
          <table:table-cell table:style-name="Tabelle2.C6" office:value-type="string">
            <text:p text:style-name="P41"/>
          </table:table-cell>
          <table:table-cell table:style-name="Tabelle2.E9" office:value-type="string">
            <text:p text:style-name="P41"/>
          </table:table-cell>
        </table:table-row>
        <table:table-row table:style-name="Tabelle2.11">
          <table:table-cell table:style-name="Tabelle2.A2" office:value-type="string">
            <text:p text:style-name="P98">Random Spawner</text:p>
            <text:p text:style-name="P43">Spawn Totems Randomly</text:p>
          </table:table-cell>
          <table:table-cell table:style-name="Tabelle2.C6" office:value-type="string">
            <text:p text:style-name="P41"/>
          </table:table-cell>
          <table:table-cell table:style-name="Tabelle2.C6" office:value-type="string">
            <text:p text:style-name="P41"/>
          </table:table-cell>
          <table:table-cell table:style-name="Tabelle2.C6" office:value-type="string">
            <text:p text:style-name="P41"/>
          </table:table-cell>
          <table:table-cell table:style-name="Tabelle2.E9" office:value-type="string">
            <text:p text:style-name="P41"/>
          </table:table-cell>
        </table:table-row>
        <table:table-row table:style-name="Tabelle2.12">
          <table:table-cell table:style-name="Tabelle2.A2" office:value-type="string">
            <text:p text:style-name="P98">Gegner Spawn</text:p>
          </table:table-cell>
          <table:table-cell table:style-name="Tabelle2.C6" office:value-type="string">
            <text:p text:style-name="P41"/>
          </table:table-cell>
          <table:table-cell table:style-name="Tabelle2.C6" office:value-type="string">
            <text:p text:style-name="P41"/>
          </table:table-cell>
          <table:table-cell table:style-name="Tabelle2.C6" office:value-type="string">
            <text:p text:style-name="P41"/>
          </table:table-cell>
          <table:table-cell table:style-name="Tabelle2.E9" office:value-type="string">
            <text:p text:style-name="P41"/>
          </table:table-cell>
        </table:table-row>
        <table:table-row table:style-name="Tabelle2.13">
          <table:table-cell table:style-name="Tabelle2.A2" office:value-type="string">
            <text:p text:style-name="P98">Trigger Gegner Spawn</text:p>
          </table:table-cell>
          <table:table-cell table:style-name="Tabelle2.C6" office:value-type="string">
            <text:p text:style-name="P41"/>
          </table:table-cell>
          <table:table-cell table:style-name="Tabelle2.C6" office:value-type="string">
            <text:p text:style-name="P41"/>
          </table:table-cell>
          <table:table-cell table:style-name="Tabelle2.C6" office:value-type="string">
            <text:p text:style-name="P41"/>
          </table:table-cell>
          <table:table-cell table:style-name="Tabelle2.E9" office:value-type="string">
            <text:p text:style-name="P41"/>
          </table:table-cell>
        </table:table-row>
        <table:table-row table:style-name="Tabelle2.14">
          <table:table-cell table:style-name="Tabelle2.A2" office:value-type="string">
            <text:p text:style-name="P98">Tutorial Blatt</text:p>
          </table:table-cell>
          <table:table-cell table:style-name="Tabelle2.C6" office:value-type="string">
            <text:p text:style-name="P41"/>
          </table:table-cell>
          <table:table-cell table:style-name="Tabelle2.C6" office:value-type="string">
            <text:p text:style-name="P41"/>
          </table:table-cell>
          <table:table-cell table:style-name="Tabelle2.C6" office:value-type="string">
            <text:p text:style-name="P41"/>
          </table:table-cell>
          <table:table-cell table:style-name="Tabelle2.E9" office:value-type="string">
            <text:p text:style-name="P41"/>
          </table:table-cell>
        </table:table-row>
        <table:table-row table:style-name="Tabelle2.15">
          <table:table-cell table:style-name="Tabelle2.A2" office:value-type="string">
            <text:p text:style-name="P99">„<text:span text:style-name="T6">Interagieren“ </text:span><text:span text:style-name="T10">Area</text:span></text:p>
            <text:p text:style-name="P99">→ <text:span text:style-name="T10">kann getriggert werden</text:span><text:span text:style-name="T6">, Tutorial Blatt, Totem collect, Totem Placement</text:span></text:p>
          </table:table-cell>
          <table:table-cell table:style-name="Tabelle2.C6" office:value-type="string">
            <text:p text:style-name="P41"/>
          </table:table-cell>
          <table:table-cell table:style-name="Tabelle2.C6" office:value-type="string">
            <text:p text:style-name="P41"/>
          </table:table-cell>
          <table:table-cell table:style-name="Tabelle2.C6" office:value-type="string">
            <text:p text:style-name="P41"/>
          </table:table-cell>
          <table:table-cell table:style-name="Tabelle2.E9" office:value-type="string">
            <text:p text:style-name="P41"/>
          </table:table-cell>
        </table:table-row>
        <text:soft-page-break/>
        <table:table-row table:style-name="Tabelle2.16">
          <table:table-cell table:style-name="Tabelle2.B6" office:value-type="string">
            <text:p text:style-name="P104">Tutorial Gebiet Design</text:p>
          </table:table-cell>
          <table:table-cell table:style-name="Tabelle2.C6" office:value-type="string">
            <text:p text:style-name="P41"/>
          </table:table-cell>
          <table:table-cell table:style-name="Tabelle2.C6" office:value-type="string">
            <text:p text:style-name="P41"/>
          </table:table-cell>
          <table:table-cell table:style-name="Tabelle2.C6" office:value-type="string">
            <text:p text:style-name="P41"/>
          </table:table-cell>
          <table:table-cell table:style-name="Tabelle2.E9" office:value-type="string">
            <text:p text:style-name="P41"/>
          </table:table-cell>
        </table:table-row>
        <table:table-row table:style-name="Tabelle2.17">
          <table:table-cell table:style-name="Tabelle2.B6" office:value-type="string">
            <text:p text:style-name="P104">Villa Design</text:p>
          </table:table-cell>
          <table:table-cell table:style-name="Tabelle2.C6" office:value-type="string">
            <text:p text:style-name="P41"/>
          </table:table-cell>
          <table:table-cell table:style-name="Tabelle2.C6" office:value-type="string">
            <text:p text:style-name="P41"/>
          </table:table-cell>
          <table:table-cell table:style-name="Tabelle2.C6" office:value-type="string">
            <text:p text:style-name="P41"/>
          </table:table-cell>
          <table:table-cell table:style-name="Tabelle2.E9" office:value-type="string">
            <text:p text:style-name="P41"/>
          </table:table-cell>
        </table:table-row>
        <table:table-row table:style-name="Tabelle2.18">
          <table:table-cell table:style-name="Tabelle2.A2" office:value-type="string">
            <text:p text:style-name="P107">Camera</text:p>
            <text:p text:style-name="P58">Follow - Basic</text:p>
            <text:p text:style-name="P58"/>
          </table:table-cell>
          <table:table-cell table:style-name="Tabelle2.C6" office:value-type="string">
            <text:p text:style-name="P41"/>
          </table:table-cell>
          <table:table-cell table:style-name="Tabelle2.C6" office:value-type="string">
            <text:p text:style-name="P41"/>
          </table:table-cell>
          <table:table-cell table:style-name="Tabelle2.C6" office:value-type="string">
            <text:p text:style-name="P41"/>
          </table:table-cell>
          <table:table-cell table:style-name="Tabelle2.E9" office:value-type="string">
            <text:p text:style-name="P41"/>
          </table:table-cell>
        </table:table-row>
        <table:table-row table:style-name="Tabelle2.19">
          <table:table-cell table:style-name="Tabelle2.B6" office:value-type="string">
            <text:p text:style-name="P107">Camera</text:p>
            <text:p text:style-name="P107">Zoom out/Event</text:p>
          </table:table-cell>
          <table:table-cell table:style-name="Tabelle2.C6" office:value-type="string">
            <text:p text:style-name="P41"/>
          </table:table-cell>
          <table:table-cell table:style-name="Tabelle2.C6" office:value-type="string">
            <text:p text:style-name="P41"/>
          </table:table-cell>
          <table:table-cell table:style-name="Tabelle2.C6" office:value-type="string">
            <text:p text:style-name="P41"/>
          </table:table-cell>
          <table:table-cell table:style-name="Tabelle2.E9" office:value-type="string">
            <text:p text:style-name="P41"/>
          </table:table-cell>
        </table:table-row>
      </table:table>
      <text:list xml:id="list172933682073422" text:continue-numbering="true" text:style-name="Numbering_20_123">
        <text:list-item>
          <text:list>
            <text:list-item>
              <text:h text:style-name="P125" text:outline-level="2"><text:bookmark-start text:name="__RefHeading___Toc1750_2740342081"/>Zeitplan<text:bookmark-end text:name="__RefHeading___Toc1750_2740342081"/></text:h>
            </text:list-item>
          </text:list>
        </text:list-item>
      </text:list>
      <text:p text:style-name="P42"/>
      <table:table table:name="Tabelle1" table:style-name="Tabelle1" table:template-name="Default Style">
        <table:table-column table:style-name="Tabelle1.A"/>
        <table:table-column table:style-name="Tabelle1.B"/>
        <table:table-column table:style-name="Tabelle1.C"/>
        <table:table-row table:style-name="TableLine2822332602704">
          <table:table-cell table:style-name="Tabelle1.A1" office:value-type="string">
            <text:p text:style-name="P42">Woche || Zeitraum</text:p>
          </table:table-cell>
          <table:table-cell table:style-name="Tabelle1.A1" office:value-type="string">
            <text:p text:style-name="P42">Aufgabe</text:p>
          </table:table-cell>
          <table:table-cell table:style-name="Tabelle1.C1" office:value-type="string">
            <text:p text:style-name="P42">Anmerkung || Stundengoal</text:p>
          </table:table-cell>
        </table:table-row>
        <text:soft-page-break/>
        <table:table-row table:style-name="TableLine2822332623648">
          <table:table-cell table:style-name="Tabelle1.A2" office:value-type="string">
            <text:p text:style-name="P42">Woche 1 – 07.03- 14.03</text:p>
          </table:table-cell>
          <table:table-cell table:style-name="Tabelle1.A2" office:value-type="string">
            <text:p text:style-name="P110">Game Mechaniken:</text:p>
            <text:p text:style-name="P74"><text:span text:style-name="T7">Charakter</text:span> </text:p>
            <text:p text:style-name="P74">Movement,</text:p>
            <text:p text:style-name="P76">Gehen,<text:span text:style-name="T32">(Animation noch hinzufügen)</text:span></text:p>
            <text:p text:style-name="P76">Springen <text:span text:style-name="T13">(Bessere Gravity mit Acceleration + Last Pixel Jump)</text:span></text:p>
            <text:p text:style-name="P74"/>
            <text:p text:style-name="P74">Taschenlampe</text:p>
            <text:p text:style-name="P74">Aktivieren</text:p>
            <text:p text:style-name="P74">Deaktivieren</text:p>
            <text:p text:style-name="P75">Cooldown</text:p>
            <text:p text:style-name="P74">Aufladen</text:p>
            <text:p text:style-name="P74">Entladen</text:p>
            <text:p text:style-name="P74">Bewegen </text:p>
            <text:p text:style-name="P74">Lichtkegel erzeugen</text:p>
            <text:p text:style-name="P74"/>
            <text:p text:style-name="P74">Charakter </text:p>
            <text:p text:style-name="P74">Status:</text:p>
            <text:p text:style-name="P74">Gesund</text:p>
            <text:p text:style-name="P74">Besessen</text:p>
            <text:p text:style-name="P74">Tot</text:p>
          </table:table-cell>
          <table:table-cell table:style-name="Tabelle1.C2" office:value-type="string">
            <text:p text:style-name="P41"/>
          </table:table-cell>
        </table:table-row>
        <table:table-row table:style-name="Tabelle1.3">
          <table:table-cell table:style-name="Tabelle1.A2" office:value-type="string">
            <text:p text:style-name="P42">Woche 2 – 14.03- 21.03</text:p>
          </table:table-cell>
          <table:table-cell table:style-name="Tabelle1.A2" office:value-type="string">
            <text:p text:style-name="P44"/>
            <table:table table:name="Tabelle3" table:style-name="Tabelle3">
              <table:table-column table:style-name="Tabelle3.A"/>
              <table:table-row table:style-name="TableLine2822332599984">
                <table:table-cell table:style-name="Tabelle3.A1" office:value-type="string">
                  <text:p text:style-name="P73">UI</text:p>
                </table:table-cell>
              </table:table-row>
              <table:table-row table:style-name="Tabelle3.2">
                <table:table-cell table:style-name="Tabelle3.A2" office:value-type="string">
                  <text:p text:style-name="P75">CharakterProträt → <text:span text:style-name="T8">Gesund / Besessen</text:span></text:p>
                </table:table-cell>
              </table:table-row>
              <table:table-row table:style-name="Tabelle3.3">
                <table:table-cell table:style-name="Tabelle3.A2" office:value-type="string">
                  <text:p text:style-name="P75">Taschenlampe</text:p>
                  <text:p text:style-name="P75"/>
                  <text:p text:style-name="P75">EnergieLeiste</text:p>
                  <text:p text:style-name="P75">„Porträt“</text:p>
                </table:table-cell>
              </table:table-row>
            </table:table>
            <text:p text:style-name="P44"/>
            <text:p text:style-name="P82">Gegner</text:p>
            <text:p text:style-name="P44"><text:span text:style-name="T29">Movement</text:span>/<text:span text:style-name="T33">Pathfinding</text:span></text:p>
            <text:p text:style-name="P74">Aktion Besitz ergreifen → <text:span text:style-name="T30">short Damage atm</text:span></text:p>
            <text:p text:style-name="P74">Aktion Töten</text:p>
            <text:p text:style-name="P74">Stun<text:span text:style-name="T30">bar</text:span></text:p>
            <text:p text:style-name="P74">Verlangsamen</text:p>
          </table:table-cell>
          <table:table-cell table:style-name="Tabelle1.C2" office:value-type="string">
            <text:p text:style-name="P41"/>
          </table:table-cell>
        </table:table-row>
        <table:table-row table:style-name="TableLine2822332613856">
          <table:table-cell table:style-name="Tabelle1.A2" office:value-type="string">
            <text:p text:style-name="P42">Woche 3 – 21.03 – 28.03</text:p>
          </table:table-cell>
          <table:table-cell table:style-name="Tabelle1.A2" office:value-type="string">
            <text:p text:style-name="P84">Totem</text:p>
            <text:p text:style-name="P84">Heilt</text:p>
            <text:p text:style-name="P84">Count erhöhen –&gt; <text:span text:style-name="T34">indirekt</text:span></text:p>
            <text:p text:style-name="P84"/>
            <text:p text:style-name="P84"/>
            <text:p text:style-name="P84"/>
            <text:p text:style-name="P84"/>
            <text:p text:style-name="P83">„Random Spawner“</text:p>
            <text:p text:style-name="P83">Spawn Totems Randomly</text:p>
            <text:p text:style-name="P83"/>
            <text:p text:style-name="P89">Charakter</text:p>
            <text:p text:style-name="P92">SchrittSound <text:span text:style-name="T14">(Durch Umgebung angepasst)</text:span></text:p>
            <text:p text:style-name="P92"/>
            <text:p text:style-name="P52"/>
            <table:table table:name="Tabelle4" table:style-name="Tabelle4">
              <table:table-column table:style-name="Tabelle4.A"/>
              <table:table-row table:style-name="Tabelle4.1">
                <table:table-cell table:style-name="Tabelle4.A1" office:value-type="string">
                  <text:p text:style-name="P94">Gegner</text:p>
                  <text:p text:style-name="P94">ScreenTear/VFX Bewegung</text:p>
                  <text:p text:style-name="P94">Stillstand</text:p>
                </table:table-cell>
              </table:table-row>
            </table:table>
            <text:p text:style-name="P7"/>
          </table:table-cell>
          <table:table-cell table:style-name="Tabelle1.C2" office:value-type="string">
            <text:p text:style-name="P41"><text:s/>- <text:span text:style-name="T34">Das hier zum START von Woche 2 geschafft (14.03)</text:span></text:p>
            <text:p text:style-name="P62">Also sehr gut im Zeitplan aktuell</text:p>
            <text:p text:style-name="P62"/>
            <text:p text:style-name="P63">17.03. Hier start</text:p>
            <text:p text:style-name="P63"/>
            <text:p text:style-name="P63"/>
            <text:p text:style-name="P63"/>
            <text:p text:style-name="P64">Anmerkung:</text:p>
            <text:p text:style-name="P64">Bisher nur Stein und Holzboden hinzugefügt</text:p>
            <text:p text:style-name="P64"/>
            <text:p text:style-name="P65">Hab zwar einen distortion effect der vom Hintergrund abhängig ist aber <text:soft-page-break/>bin nicht zufrieden damit, lese also ab jetzt</text:p>
            <text:p text:style-name="P115"><text:a xlink:type="simple" xlink:href="https://thebookofshaders.com/" text:style-name="Internet_20_link" text:visited-style-name="Visited_20_Internet_20_Link"><text:span text:style-name="T38">thebookofshaders</text:span></text:a></text:p>
            <text:p text:style-name="P65">um mehr wissen anzueigenen</text:p>
            <text:p text:style-name="P71">Nachtrag(schon länger her) vom 20.04, mittlerweile bin ich zufrieden</text:p>
          </table:table-cell>
        </table:table-row>
        <table:table-row table:style-name="Tabelle1.5">
          <table:table-cell table:style-name="Tabelle1.A2" office:value-type="string">
            <text:p text:style-name="P42">Woche 4 – 28.03- 4.04</text:p>
          </table:table-cell>
          <table:table-cell table:style-name="Tabelle1.A2" office:value-type="string">
            <text:p text:style-name="P78">Camera</text:p>
            <text:p text:style-name="P78">Follow – Basic</text:p>
            <text:p text:style-name="P58"/>
            <text:p text:style-name="P88">GameState Speichern und Inhalte des States.</text:p>
            <text:p text:style-name="P58"/>
            <text:p text:style-name="P50"/>
            <text:p text:style-name="P93">Environment</text:p>
            <text:p text:style-name="P93">Environment SFX</text:p>
            <text:p text:style-name="P51"/>
            <table:table table:name="Tabelle6" table:style-name="Tabelle6">
              <table:table-column table:style-name="Tabelle6.A"/>
              <table:table-row table:style-name="TableLine2822332601616">
                <table:table-cell table:style-name="Tabelle6.A1" office:value-type="string">
                  <text:p text:style-name="P85">Gegner Spawn</text:p>
                </table:table-cell>
              </table:table-row>
              <table:table-row table:style-name="TableLine2822332610320">
                <table:table-cell table:style-name="Tabelle6.A2" office:value-type="string">
                  <text:p text:style-name="P85">Trigger Gegner Spawn</text:p>
                </table:table-cell>
              </table:table-row>
            </table:table>
            <text:p text:style-name="P6"/>
          </table:table-cell>
          <table:table-cell table:style-name="Tabelle1.C2" office:value-type="string">
            <text:p text:style-name="P69">Note: Camera follow low prio (mit offset und deadzone etc)</text:p>
            <text:p text:style-name="P66"/>
            <text:p text:style-name="P66"/>
            <text:p text:style-name="P66">Support for Area SFX added</text:p>
            <text:p text:style-name="P67">Support for player entered once or multiple times added</text:p>
            <text:p text:style-name="P67"/>
            <text:p text:style-name="P67"/>
            <text:p text:style-name="P67"/>
            <text:p text:style-name="P67"/>
            <text:p text:style-name="P67"/>
            <text:p text:style-name="P68">Note: Nicht Enemy Spawnen lassen, Gegner ist immer da aber entweder „idle“ und damit unsichtbar und nichts tuend, oder </text:p>
            <text:p text:style-name="P68">ist aktiv → und damit „normal“</text:p>
            <text:p text:style-name="P68">pder posessed und ist im status wie idle nur mit dem unterschied dass er dem GM meldet</text:p>
          </table:table-cell>
        </table:table-row>
        <table:table-row table:style-name="Tabelle1.6">
          <table:table-cell table:style-name="Tabelle1.A2" office:value-type="string">
            <text:p text:style-name="P42">Woche 5 – 4.04- 11.04</text:p>
          </table:table-cell>
          <table:table-cell table:style-name="Tabelle1.A2" office:value-type="string">
            <text:p text:style-name="P50">Totem</text:p>
            <text:p text:style-name="P93">Totem SFX</text:p>
            <text:p text:style-name="P93">Totem Pickup SFX, <text:span text:style-name="T12">VFX</text:span></text:p>
            <text:p text:style-name="P93">Totem proximity Music (?)</text:p>
            <text:p text:style-name="P50"/>
            <text:p text:style-name="P86">Ritual</text:p>
            <text:p text:style-name="P86">Minimum Anzahl Ritual check</text:p>
            <text:p text:style-name="P86">Zeit Ritaul beginn</text:p>
            <text:p text:style-name="P86">Ritual Ende</text:p>
            <text:p text:style-name="P86"/>
            <table:table table:name="Tabelle5" table:style-name="Tabelle5">
              <table:table-column table:style-name="Tabelle5.A"/>
              <table:table-row table:style-name="Tabelle5.1">
                <table:table-cell table:style-name="Tabelle5.A1" office:value-type="string">
                  <text:p text:style-name="P54">Ritual</text:p>
                  <text:p text:style-name="P79">SFX</text:p>
                  <text:p text:style-name="P79">VFX</text:p>
                </table:table-cell>
              </table:table-row>
            </table:table>
            <text:p text:style-name="P49"/>
            <text:p text:style-name="P90">Start</text:p>
            <text:p text:style-name="P90">Optionen <text:span text:style-name="T16">(not functioning atm)</text:span></text:p>
            <text:p text:style-name="P90">Exit</text:p>
            <text:p text:style-name="P96">Pause Menü (Optionen /Exit To Main Menu)</text:p>
            <text:p text:style-name="P90"/>
          </table:table-cell>
          <table:table-cell table:style-name="Tabelle1.C2" office:value-type="string">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70">Optionen funktionieren</text:p>
          </table:table-cell>
        </table:table-row>
        <table:table-row table:style-name="TableLine2822332620928">
          <table:table-cell table:style-name="Tabelle1.A2" office:value-type="string">
            <text:p text:style-name="P42">Woche 6 – 11.04- 18.04</text:p>
          </table:table-cell>
          <table:table-cell table:style-name="Tabelle1.A2" office:value-type="string">
            <text:p text:style-name="P86">Charakter</text:p>
            <text:p text:style-name="P86">Gegner</text:p>
            <text:p text:style-name="P95">Totem,</text:p>
            <text:p text:style-name="P59">Ritual</text:p>
            <text:p text:style-name="P46">Design</text:p>
            <text:p text:style-name="P46"><text:span text:style-name="T8">Animationen </text:span><text:span text:style-name="T9">(</text:span></text:p>
            <text:p text:style-name="P86">Movement</text:p>
            <text:p text:style-name="P46"><text:span text:style-name="T39">Besessen</text:span>,</text:p>
            <text:p text:style-name="P60"><text:span text:style-name="T41">Tot</text:span>)</text:p>
          </table:table-cell>
          <table:table-cell table:style-name="Tabelle1.C2" office:value-type="string">
            <text:p text:style-name="P41"/>
          </table:table-cell>
        </table:table-row>
        <table:table-row table:style-name="TableLine2822332621472">
          <table:table-cell table:style-name="Tabelle1.A2" office:value-type="string">
            <text:p text:style-name="P42">Woche 7 – 18.04- 25.04</text:p>
          </table:table-cell>
          <table:table-cell table:style-name="Tabelle1.A2" office:value-type="string">
            <text:p text:style-name="P77">Verzerrte Orte</text:p>
            <text:p text:style-name="P77">Sichtbar mit Taschenlampe</text:p>
            <text:p text:style-name="P80">Werden angezeigt wenn in Richtung von Totem</text:p>
            <text:p text:style-name="P57"/>
            <text:p text:style-name="P87">Tutorial Blatt <text:span text:style-name="T15">screen</text:span></text:p>
            <text:p text:style-name="P47"/>
            <text:p text:style-name="P97">„<text:span text:style-name="T6">Interagieren“ </text:span><text:span text:style-name="T10">Area</text:span></text:p>
            <text:p text:style-name="P57">→ <text:span text:style-name="T10">kann getriggert werden</text:span><text:span text:style-name="T6">, <text:s/></text:span><text:span text:style-name="T42">Totem collect, Totem Placement</text:span></text:p>
          </table:table-cell>
          <table:table-cell table:style-name="Tabelle1.C2" office:value-type="string">
            <text:p text:style-name="P72">Tutorial Blatt – Raus weil wegen „how to play“ am anfang vom Spiel</text:p>
            <text:p text:style-name="P72"/>
            <text:p text:style-name="P71">Glaube verzerrte orte sind nicht notwendig, ist schon übersichtlich genug alles</text:p>
          </table:table-cell>
        </table:table-row>
        <table:table-row table:style-name="TableLine2822332625280">
          <table:table-cell table:style-name="Tabelle1.A2" office:value-type="string">
            <text:p text:style-name="P42">Woche 8 – 25.04- 02.05</text:p>
          </table:table-cell>
          <table:table-cell table:style-name="Tabelle1.A2" office:value-type="string">
            <text:p text:style-name="P78">Highscore</text:p>
            <text:p text:style-name="P78">Speichern Leaderboard</text:p>
            <text:p text:style-name="P61"><text:span text:style-name="T39">Score / </text:span><text:span text:style-name="T43">GameData</text:span><text:span text:style-name="T41"> Szenenübergreifend</text:span></text:p>
          </table:table-cell>
          <table:table-cell table:style-name="Tabelle1.C2" office:value-type="string">
            <text:p text:style-name="P71">Highscore denke ich nicht notwendig</text:p>
          </table:table-cell>
        </table:table-row>
        <table:table-row table:style-name="Tabelle1.10">
          <table:table-cell table:style-name="Tabelle1.A2" office:value-type="string">
            <text:p text:style-name="P42">Woche 9 – 02.05-09.05</text:p>
          </table:table-cell>
          <table:table-cell table:style-name="Tabelle1.A2" office:value-type="string">
            <text:p text:style-name="P91">Optionen</text:p>
            <text:p text:style-name="P90">LaunchScreen</text:p>
            <text:p text:style-name="P81">Credits</text:p>
            <text:p text:style-name="P56">UI Sounds</text:p>
            <text:p text:style-name="P55">GameMusic</text:p>
            <text:p text:style-name="P55">Minimalistisch, für Atmosphäre</text:p>
          </table:table-cell>
          <table:table-cell table:style-name="Tabelle1.C2" office:value-type="string">
            <text:p text:style-name="P71">Anmerkung für nächstes mal: ich hab gar keine Zeit für Leveldesign usw eingplant...nicht gut, aber das mach ich parallel</text:p>
          </table:table-cell>
        </table:table-row>
      </table:table>
      <text:p text:style-name="P40"/>
      <text:h text:style-name="Heading_20_2" text:outline-level="2"><text:bookmark-start text:name="__RefHeading___Toc1730_173105976"/><text:span text:style-name="T18">7</text:span><text:span text:style-name="T17">. </text:span>Implementierungsnotizen<text:bookmark-end text:name="__RefHeading___Toc1730_173105976"/></text:h>
      <text:p text:style-name="Text_20_body"/>
      <text:h text:style-name="P127" text:outline-level="3"><text:bookmark-start text:name="__RefHeading___Toc1732_173105976"/>1. Collision Layer<text:bookmark-end text:name="__RefHeading___Toc1732_173105976"/></text:h>
      <text:p text:style-name="P33"/>
      <table:table table:name="Tabelle7" table:style-name="Tabelle7">
        <table:table-column table:style-name="Tabelle7.A" table:number-columns-repeated="3"/>
        <table:table-row table:style-name="TableLine2822332597264">
          <table:table-cell table:style-name="Tabelle7.A1" office:value-type="string">
            <text:p text:style-name="P111">Collision Layer</text:p>
          </table:table-cell>
          <table:table-cell table:style-name="Tabelle7.A1" office:value-type="string">
            <text:p text:style-name="P111">Collision Mask</text:p>
          </table:table-cell>
          <table:table-cell table:style-name="Tabelle7.C1" office:value-type="string">
            <text:p text:style-name="P111">Entity</text:p>
          </table:table-cell>
        </table:table-row>
        <table:table-row table:style-name="TableLine2822332625552">
          <table:table-cell table:style-name="Tabelle7.A2" office:value-type="string">
            <text:p text:style-name="P112">1</text:p>
          </table:table-cell>
          <table:table-cell table:style-name="Tabelle7.A2" office:value-type="string">
            <text:p text:style-name="Table_20_Contents">-</text:p>
          </table:table-cell>
          <table:table-cell table:style-name="Tabelle7.C2" office:value-type="string">
            <text:p text:style-name="P112">Statische (nicht droppable) Plattform</text:p>
          </table:table-cell>
        </table:table-row>
        <table:table-row table:style-name="TableLine2822332625824">
          <table:table-cell table:style-name="Tabelle7.A2" office:value-type="string">
            <text:p text:style-name="P112">2</text:p>
          </table:table-cell>
          <table:table-cell table:style-name="Tabelle7.A2" office:value-type="string">
            <text:p text:style-name="Table_20_Contents">-</text:p>
          </table:table-cell>
          <table:table-cell table:style-name="Tabelle7.C2" office:value-type="string">
            <text:p text:style-name="P112">Statische (Droppable) plattform</text:p>
          </table:table-cell>
        </table:table-row>
        <table:table-row table:style-name="TableLine2822332618752">
          <table:table-cell table:style-name="Tabelle7.A2" office:value-type="string">
            <text:p text:style-name="P112">3</text:p>
          </table:table-cell>
          <table:table-cell table:style-name="Tabelle7.A2" office:value-type="string">
            <text:p text:style-name="Table_20_Contents">-</text:p>
          </table:table-cell>
          <table:table-cell table:style-name="Tabelle7.C2" office:value-type="string">
            <text:p text:style-name="P112">Wand</text:p>
          </table:table-cell>
        </table:table-row>
        <table:table-row table:style-name="TableLine2822332620112">
          <table:table-cell table:style-name="Tabelle7.A2" office:value-type="string">
            <text:p text:style-name="P112">4</text:p>
          </table:table-cell>
          <table:table-cell table:style-name="Tabelle7.A2" office:value-type="string">
            <text:p text:style-name="P112">1,2,3</text:p>
          </table:table-cell>
          <table:table-cell table:style-name="Tabelle7.C2" office:value-type="string">
            <text:p text:style-name="P112">Player</text:p>
          </table:table-cell>
        </table:table-row>
        <table:table-row table:style-name="TableLine2822332617936">
          <table:table-cell table:style-name="Tabelle7.A2" office:value-type="string">
            <text:p text:style-name="P112">5</text:p>
          </table:table-cell>
          <table:table-cell table:style-name="Tabelle7.A2" office:value-type="string">
            <text:p text:style-name="P112"/>
          </table:table-cell>
          <table:table-cell table:style-name="Tabelle7.C2" office:value-type="string">
            <text:p text:style-name="P112">Flashlight</text:p>
          </table:table-cell>
        </table:table-row>
        <table:table-row table:style-name="TableLine2822332622832">
          <table:table-cell table:style-name="Tabelle7.A2" office:value-type="string">
            <text:p text:style-name="P112">6</text:p>
          </table:table-cell>
          <table:table-cell table:style-name="Tabelle7.A2" office:value-type="string">
            <text:p text:style-name="P112">1,2,3,8 → Bewegung</text:p>
            <text:p text:style-name="P113">+ <text:span text:style-name="T31">5</text:span> → <text:span text:style-name="T28">FlashlightArea</text:span></text:p>
            <text:p text:style-name="P113"><text:span text:style-name="T31">4</text:span> → HitManager</text:p>
          </table:table-cell>
          <table:table-cell table:style-name="Tabelle7.C2" office:value-type="string">
            <text:p text:style-name="P112">Gegner</text:p>
          </table:table-cell>
        </table:table-row>
        <table:table-row table:style-name="TableLine2822332618208">
          <table:table-cell table:style-name="Tabelle7.A2" office:value-type="string">
            <text:p text:style-name="P112">7</text:p>
          </table:table-cell>
          <table:table-cell table:style-name="Tabelle7.A2" office:value-type="string">
            <text:p text:style-name="P114">5 (Totem), danach „pickable“ <text:span text:style-name="T44">und ist dann 4</text:span></text:p>
          </table:table-cell>
          <table:table-cell table:style-name="Tabelle7.C2" office:value-type="string">
            <text:p text:style-name="P112">Totem || Zirkel || Interactable</text:p>
          </table:table-cell>
        </table:table-row>
        <table:table-row table:style-name="TableLine2822332626640">
          <table:table-cell table:style-name="Tabelle7.A2" office:value-type="string">
            <text:p text:style-name="P112">8</text:p>
          </table:table-cell>
          <table:table-cell table:style-name="Tabelle7.A2" office:value-type="string">
            <text:p text:style-name="Table_20_Contents"/>
          </table:table-cell>
          <table:table-cell table:style-name="Tabelle7.C2" office:value-type="string">
            <text:p text:style-name="P112">AI Barrier</text:p>
          </table:table-cell>
        </table:table-row>
        <table:table-row table:style-name="Tabelle7.10">
          <table:table-cell table:style-name="Tabelle7.A2" office:value-type="string">
            <text:p text:style-name="P116">9</text:p>
          </table:table-cell>
          <table:table-cell table:style-name="Tabelle7.A2" office:value-type="string">
            <text:p text:style-name="P116">4</text:p>
          </table:table-cell>
          <table:table-cell table:style-name="Tabelle7.C2" office:value-type="string">
            <text:p text:style-name="P116">SFX_PlayerTriggered</text:p>
          </table:table-cell>
        </table:table-row>
      </table:table>
      <text:p text:style-name="P33"/>
      <text:h text:style-name="P128" text:outline-level="3"><text:bookmark-start text:name="__RefHeading___Toc1734_173105976"/><text:span text:style-name="T27">2</text:span>. <text:span text:style-name="T27">Light + Visibility Layer</text:span><text:bookmark-end text:name="__RefHeading___Toc1734_173105976"/></text:h>
      <text:h text:style-name="P128" text:outline-level="3"><text:bookmark-start text:name="__RefHeading___Toc1736_173105976"/><text:span text:style-name="T27">3</text:span>. <text:span text:style-name="T27">PhysX Layer</text:span><text:bookmark-end text:name="__RefHeading___Toc1736_173105976"/></text:h>
      <text:h text:style-name="P129" text:outline-level="3"><text:span text:style-name="T37">4</text:span>. <text:span text:style-name="T37">Random Totem Spawner</text:span></text:h>
      <text:p text:style-name="P37">Jeder Raum bekommt eine ID. Ein RandomIdGenerator, ermittelt zufällig die Räume die ein Totem bekommen (10 stk) und welches Totem dort spawnt. Ein Raum bekommt einen Totemspawner, der schaut ob der RandomIdGenerator die zugehörige RaumId hat.</text:p>
      <text:p text:style-name="P37">Danach kann, der TotemSpawner eine zufällige SpawnAreas auswählen und dort das zugehörige Totem spawnen.</text:p>
      <text:h text:style-name="P130" text:outline-level="3"><text:span text:style-name="T37">4</text:span>. <text:span text:style-name="T25">StartScreen</text:span></text:h>
      <text:p text:style-name="P38">1. Came<text:span text:style-name="T40">ra erwartet START/Input (panning von himmel in <text:s/>wald), oder Timeout nach X Sekunden</text:span></text:p>
      <text:p text:style-name="P39">Protagonist → Idled und wartet bis Camera „fertig“ ist (Animation skipbar)</text:p>
      <text:p text:style-name="P39">2. Protagonist öffnet Menu → AutoHighlight auf „START“</text:p>
      <text:p text:style-name="P39">3. Highlighte Je nach menüpunkt und zeige Inhalt und Funktion</text:p>
      <text:p text:style-name="P39">4. Exit, Option, StartGame, How to play</text:p>
      <text:p text:style-name="P39">5. Start game → trigger geh animation und folge pfad zur mansion</text:p>
      <text:p text:style-name="P39">6. während protagonist geht → panning nach oben</text:p>
      <text:p text:style-name="P39">Blende ein „I see you“ und lass Geist fliegen</text:p>
      <text:p text:style-name="P34"/>
      <text:h text:style-name="P126" text:outline-level="2"><text:bookmark-start text:name="__RefHeading___Toc2386_199013361"/><text:span text:style-name="T19">8</text:span><text:span text:style-name="T17">. </text:span><text:span text:style-name="T19">Artwork Todo</text:span><text:bookmark-end text:name="__RefHeading___Toc2386_199013361"/></text:h>
      <text:h text:style-name="P131" text:outline-level="3"><text:bookmark-start text:name="__RefHeading___Toc2388_199013361"/>1. <text:span text:style-name="T22">Levels/</text:span><text:span text:style-name="T23">Rooms </text:span><text:bookmark-end text:name="__RefHeading___Toc2388_199013361"/></text:h>
      <text:p text:style-name="P35"><text:span text:style-name="T26">Erd</text:span><text:span text:style-name="T23">geschos</text:span><text:span text:style-name="T26">s</text:span></text:p>
      <text:list xml:id="list143711874" text:style-name="L1">
        <text:list-item>
          <text:p text:style-name="P138"><text:span text:style-name="Strong_20_Emphasis"><text:span text:style-name="T35">Foyer / Eingangsbereich</text:span></text:span><text:span text:style-name="T36"> – Der große Empfangsraum mit Treppe zur zweiten Etage. Könnte als zentraler Knotenpunkt dienen. </text:span></text:p>
        </text:list-item>
      </text:list>
      <text:list xml:id="list255157760" text:style-name="L2">
        <text:list-item>
          <text:p text:style-name="P144"><text:span text:style-name="Strong_20_Emphasis">Speisesaal (Dining Room)</text:span> – Ein langer Tisch, alte Kerzenleuchter, vielleicht noch Reste eines vergessenen Festmahls. </text:p>
        </text:list-item>
      </text:list>
      <text:list xml:id="list1495282828" text:style-name="L3">
        <text:list-item>
          <text:p text:style-name="P145"><text:span text:style-name="Strong_20_Emphasis">Salon / Wohnzimmer (Parlor / Drawing Room)</text:span> – Feine Möbel, Kamin, ein verstaubtes Klavier, eventuell ein antiker Phonograph mit unheimlicher Musik. </text:p>
        </text:list-item>
      </text:list>
      <text:list xml:id="list4003259344" text:style-name="L4">
        <text:list-item>
          <text:p text:style-name="P146"><text:span text:style-name="Strong_20_Emphasis">Bibliothek</text:span> – Bücherregale bis zur Decke, eine Leiter, vielleicht geheime Gänge oder ein versteckter Mechanismus? </text:p>
        </text:list-item>
      </text:list>
      <text:list xml:id="list1012409277" text:style-name="L5">
        <text:list-item>
          <text:p text:style-name="P147"><text:span text:style-name="Strong_20_Emphasis">Küche</text:span> – Zerbrochene Teller, alte Messer, verrostete Pfannen. Könnte als „sicherer“ Raum wirken, aber vielleicht sind dort Ratten oder unheimliche Geräusche. </text:p>
        </text:list-item>
      </text:list>
      <text:list xml:id="list3240890904" text:style-name="L6">
        <text:list-item>
          <text:p text:style-name="P148"><text:span text:style-name="Strong_20_Emphasis">Wintergarten / Gewächshaus</text:span> – Überwuchert, Pflanzen haben das Glas gesprengt, Schatten werfen verzerrte Bilder. </text:p>
        </text:list-item>
      </text:list>
      <text:list xml:id="list1745146893" text:style-name="L7">
        <text:list-item>
          <text:p text:style-name="P149"><text:span text:style-name="Strong_20_Emphasis">Arbeitszimmer / Büro (Study)</text:span> – Schreibtisch, Federkiele, ein altes Tagebuch, vielleicht Hinweise zur Geschichte des Hauses. </text:p>
        </text:list-item>
      </text:list>
      <text:list xml:id="list1100359959" text:style-name="L8">
        <text:list-item>
          <text:p text:style-name="P139"><text:span text:style-name="Strong_20_Emphasis">Ballsaal</text:span> – Ein großer offener Raum mit Kronleuchter, staubigen Spiegeln und vielleicht einer Spieluhr, die sich von selbst dreht. </text:p>
        </text:list-item>
      </text:list>
      <text:p text:style-name="P35">Obergeschoss</text:p>
      <text:list xml:id="list172934252687839" text:continue-numbering="true" text:style-name="L8">
        <text:list-item>
          <text:p text:style-name="P139"><text:span text:style-name="Strong_20_Emphasis">Hauptschlafzimmer (Master Bedroom)</text:span> – Großes Bett mit Vorhängen, Spuren eines längst verschwundenen Besitzers. </text:p>
        </text:list-item>
      </text:list>
      <text:list xml:id="list593731893" text:style-name="L9">
        <text:list-item>
          <text:p text:style-name="P150"><text:span text:style-name="Strong_20_Emphasis">Kinderzimmer (Nursery)</text:span> – Unheimliche Spielzeuge, Schaukelstuhl, alte Puppen, verzerrte Bilder an den Wänden. </text:p>
        </text:list-item>
      </text:list>
      <text:list xml:id="list1001614218" text:style-name="L10">
        <text:list-item>
          <text:p text:style-name="P151"><text:span text:style-name="Strong_20_Emphasis">Gästezimmer</text:span> – Möbel, die nie benutzt wurden, vielleicht jemand, der hier „zurückgelassen“ wurde? </text:p>
        </text:list-item>
      </text:list>
      <text:list xml:id="list4269421288" text:style-name="L11">
        <text:list-item>
          <text:p text:style-name="P152"><text:span text:style-name="Strong_20_Emphasis">Ankleidezimmer (Dressing Room)</text:span> – Spiegel überall, Kleidung auf dem Boden, vielleicht ein unnatürliches Spiegelbild? </text:p>
        </text:list-item>
      </text:list>
      <text:list xml:id="list3973799138" text:style-name="L12">
        <text:list-item>
          <text:p text:style-name="P153"><text:span text:style-name="Strong_20_Emphasis">Badezimmer</text:span> – Eine alte, verrostete Badewanne, ein gesprungener Spiegel, Wasser tropft, obwohl die Rohre trocken sein sollten. </text:p>
        </text:list-item>
      </text:list>
      <text:list xml:id="list60420024" text:style-name="L13">
        <text:list-item>
          <text:p text:style-name="P140"><text:soft-page-break/><text:span text:style-name="Strong_20_Emphasis">Dachboden (Attic)</text:span> – Vollgestopft mit alten Möbeln, Porträts mit zerkratzten Gesichtern, möglicherweise ein geheimer Zugang zum Dach? </text:p>
        </text:list-item>
      </text:list>
      <text:p text:style-name="P36">Keller</text:p>
      <text:list xml:id="list172932624768065" text:continue-numbering="true" text:style-name="L13">
        <text:list-item>
          <text:p text:style-name="P140"><text:span text:style-name="Strong_20_Emphasis">Weinkeller</text:span> – Reihenweise verstaubte Flaschen, vielleicht einige, die nicht mehr mit Wein gefüllt sind… </text:p>
        </text:list-item>
      </text:list>
      <text:list xml:id="list1094725427" text:style-name="L14">
        <text:list-item>
          <text:p text:style-name="P154"><text:span text:style-name="Strong_20_Emphasis">Dienerquartiere</text:span> – Kleine, spärlich eingerichtete Räume, kalte Betten, Geräusche aus den Wänden. </text:p>
        </text:list-item>
      </text:list>
      <text:list xml:id="list2795005572" text:style-name="L15">
        <text:list-item>
          <text:p text:style-name="P155"><text:span text:style-name="Strong_20_Emphasis">Heizungsraum / Boiler Room</text:span> – Flackerndes Licht, alte Rohre, Hitze und merkwürdige Geräusche im Dampf. </text:p>
        </text:list-item>
      </text:list>
      <text:list xml:id="list322554012" text:style-name="L16">
        <text:list-item>
          <text:p text:style-name="P156"><text:span text:style-name="Strong_20_Emphasis">Geheime Krypta / Familiengrab</text:span> – Unter der Mansion versteckt, alte Särge, Kerzenreste und seltsame Markierungen an den Wänden. </text:p>
        </text:list-item>
      </text:list>
      <text:list xml:id="list444404309" text:style-name="L17">
        <text:list-item>
          <text:p text:style-name="P141"><text:span text:style-name="Strong_20_Emphasis">Folterraum / Labor</text:span> – Falls die Mansion eine dunkle Geschichte hat: rostige Ketten, Werkzeuge, Tagebücher mit unverständlichen Notizen. </text:p>
        </text:list-item>
      </text:list>
      <text:p text:style-name="P10"/>
      <text:h text:style-name="P132" text:outline-level="3"><text:bookmark-start text:name="__RefHeading___Toc2390_199013361"/><text:span text:style-name="T20">2</text:span>. <text:span text:style-name="T20">Dekoration</text:span><text:bookmark-end text:name="__RefHeading___Toc2390_199013361"/></text:h>
      <text:h text:style-name="P133" text:outline-level="3"><text:bookmark-start text:name="__RefHeading___Toc2392_199013361"/>3. VFX<text:bookmark-end text:name="__RefHeading___Toc2392_199013361"/></text:h>
      <text:h text:style-name="P131" text:outline-level="3"><text:bookmark-start text:name="__RefHeading___Toc2394_199013361"/><text:span text:style-name="T22">4</text:span><text:span text:style-name="T21">. </text:span><text:span text:style-name="T20">Tile</text:span><text:span text:style-name="T24">sets</text:span><text:bookmark-end text:name="__RefHeading___Toc2394_199013361"/></text:h>
      <text:list xml:id="list172933001573339" text:continue-list="list172933682073422" text:style-name="Numbering_20_123">
        <text:list-item>
          <text:h text:style-name="P117" text:outline-level="1"><text:bookmark-start text:name="__RefHeading___Toc484_3758301886"/><text:s/>Game Overview <text:bookmark-end text:name="__RefHeading___Toc484_3758301886"/></text:h>
          <text:list>
            <text:list-item>
              <text:list>
                <text:list-item>
                  <text:h text:style-name="P134" text:outline-level="3"><text:bookmark-start text:name="__RefHeading___Toc486_3758301886"/>Game Concept <text:bookmark-end text:name="__RefHeading___Toc486_3758301886"/></text:h>
                </text:list-item>
              </text:list>
            </text:list-item>
          </text:list>
        </text:list-item>
      </text:list>
      <text:p text:style-name="P9">Das Spiel wird ein Jump n Run Game mit Dodge/Dash Element. Gegnerwellen erscheinen denen man so lange es geht entkommen muss. Dabei ist der clou an der ganzen Sache, dass die Gegner unsichtbar sind, esseidenn man beleuchtet sie mit einer Taschenlampe.</text:p>
      <text:p text:style-name="P9">Längeres überleben steigert den Highscore. Man muss durch verschiedene Räume gehen und Totems einsammeln. Das ermöglicht es, das „Cleansing“ Ritual durchzuführen (3 sind Minimum, je mehr Totems desto mehr punkte und das Ritual geht schneller vorbei)<text:line-break/>Das Cleansing Ritual lockt Gegner an, die man nur mit einer Taschenlampe betäuben kann etc.</text:p>
      <text:list xml:id="list172933013346732" text:continue-numbering="true" text:style-name="Numbering_20_123">
        <text:list-item>
          <text:list>
            <text:list-item>
              <text:list>
                <text:list-item>
                  <text:h text:style-name="P134" text:outline-level="3"><text:bookmark-start text:name="__RefHeading___Toc488_3758301886"/>Target Audience <text:bookmark-end text:name="__RefHeading___Toc488_3758301886"/></text:h>
                </text:list-item>
              </text:list>
            </text:list-item>
          </text:list>
        </text:list-item>
      </text:list>
      <text:p text:style-name="P9">Late Teens und Erwachsene (Horror elemente)</text:p>
      <text:list xml:id="list172932849891603" text:continue-numbering="true" text:style-name="Numbering_20_123">
        <text:list-item>
          <text:list>
            <text:list-item>
              <text:list>
                <text:list-item>
                  <text:h text:style-name="P135" text:outline-level="3"><text:bookmark-start text:name="__RefHeading___Toc490_3758301886"/>Genre(s) <text:bookmark-end text:name="__RefHeading___Toc490_3758301886"/></text:h>
                </text:list-item>
              </text:list>
            </text:list-item>
          </text:list>
        </text:list-item>
      </text:list>
      <text:p text:style-name="P9">Jump n Run, Puzzle game</text:p>
      <text:list xml:id="list172933834934107" text:continue-numbering="true" text:style-name="Numbering_20_123">
        <text:list-item>
          <text:list>
            <text:list-item>
              <text:list>
                <text:list-item>
                  <text:h text:style-name="P135" text:outline-level="3"><text:bookmark-start text:name="__RefHeading___Toc492_3758301886"/>Game Flow Summary – How does the player move through the game? Include both the interface and the game itself.<text:bookmark-end text:name="__RefHeading___Toc492_3758301886"/></text:h>
                </text:list-item>
              </text:list>
            </text:list-item>
          </text:list>
        </text:list-item>
      </text:list>
      <text:p text:style-name="P9">Generell kann der Spieler durch die Welt gehen (kein Stamina verbrauch), Rennen (Stamina Verbrauch), und mit der Taschenlampe leuchten.</text:p>
      <text:p text:style-name="P11"><text:soft-page-break/>Darüber hinaus, kann der Spieler „Crouchen“, springen, und durch „runter + Sprung“ durch eine Ebene Fallen.</text:p>
      <text:list xml:id="list172932630647591" text:continue-numbering="true" text:style-name="Numbering_20_123">
        <text:list-item>
          <text:list>
            <text:list-item>
              <text:list>
                <text:list-item>
                  <text:h text:style-name="P134" text:outline-level="3"><text:bookmark-start text:name="__RefHeading___Toc494_3758301886"/>Look and Feel – What is the basic look and feel of the game? What is the visual style? <text:bookmark-end text:name="__RefHeading___Toc494_3758301886"/></text:h>
                </text:list-item>
              </text:list>
            </text:list-item>
          </text:list>
        </text:list-item>
      </text:list>
      <text:p text:style-name="P11">Ein 2D Horror Game, in einem Gruselhaus., generell ist es etwas düsterer/Dunkler und die Taschenlampe soll helfen die Umgebung zu erhellen.</text:p>
      <text:list xml:id="list172933623648222" text:continue-numbering="true" text:style-name="Numbering_20_123">
        <text:list-item>
          <text:h text:style-name="P117" text:outline-level="1"><text:bookmark-start text:name="__RefHeading___Toc496_3758301886"/>Gameplay <text:bookmark-end text:name="__RefHeading___Toc496_3758301886"/></text:h>
          <text:list>
            <text:list-item>
              <text:h text:style-name="P119" text:outline-level="2"><text:bookmark-start text:name="__RefHeading___Toc498_3758301886"/>Objectives – What are the objectives of the game<text:bookmark-end text:name="__RefHeading___Toc498_3758301886"/></text:h>
            </text:list-item>
          </text:list>
        </text:list-item>
      </text:list>
      <text:p text:style-name="P12">Sammle (mind)3 bis 8 Totems, und löse den Bannkreis um die gequälten Seelen zu befreien. Scheitere und werde selber zu einer der gequälten Seelen.</text:p>
      <text:list xml:id="list172933734783147" text:continue-numbering="true" text:style-name="Numbering_20_123">
        <text:list-item>
          <text:list>
            <text:list-item>
              <text:h text:style-name="P119" text:outline-level="2"><text:bookmark-start text:name="__RefHeading___Toc500_3758301886"/>Game Progression <text:bookmark-end text:name="__RefHeading___Toc500_3758301886"/></text:h>
            </text:list-item>
          </text:list>
        </text:list-item>
      </text:list>
      <text:p text:style-name="P12">Am Anfang des Spiels muss man in das Haus gelangen, dazu sammelt man am Anfang seine Taschenlampe <text:span text:style-name="T1">(automatisch) ein, danach muss man durch etwas hindurch crouchen und darf die Basics des Jump n Runs „erlernen“ bevor man in das Haus eindringen kann. Danach geht es direkt los und muss Totems sammeln. Ein „Instructions“ Zettel bringt einem das Ziel des Spiels bei, und macht auf die Gegner aufmerksam.</text:span></text:p>
      <text:list xml:id="list172932308586356" text:continue-numbering="true" text:style-name="Numbering_20_123">
        <text:list-item>
          <text:list>
            <text:list-item>
              <text:h text:style-name="P119" text:outline-level="2"><text:bookmark-start text:name="__RefHeading___Toc502_3758301886"/>Play Flow – How does the game flow for the game player <text:bookmark-end text:name="__RefHeading___Toc502_3758301886"/></text:h>
            </text:list-item>
          </text:list>
        </text:list-item>
      </text:list>
      <text:p text:style-name="P13">Angespannte Situation durch Dunkelheit und ein „unbekannter Feind“, Gefühl des „Verloren“ seins durch das abhanden sein einer Karte und keine Ahnung haben wo die Totems sein könnten.</text:p>
      <text:list xml:id="list172932900950265" text:continue-numbering="true" text:style-name="Numbering_20_123">
        <text:list-item>
          <text:list>
            <text:list-item>
              <text:h text:style-name="P119" text:outline-level="2"><text:bookmark-start text:name="__RefHeading___Toc504_3758301886"/>Mission/challenge Structure<text:bookmark-end text:name="__RefHeading___Toc504_3758301886"/></text:h>
            </text:list-item>
          </text:list>
        </text:list-item>
      </text:list>
      <text:p text:style-name="P14">Je mehr Totems eingesammelt werden, desto aggressiver werden die gepeinigten Seelen, aber je mehr Totems, desto einfacher das Abschlussritual. Das Abschlussritual erhöht nochmal die Schwierigkeit indem die Seelen noch aggressiver und leiser werdnen.</text:p>
      <text:p text:style-name="P14">Erst wenn das erste Totem entdeckt wurde, werden Gegner gespawnt (einige)</text:p>
      <text:list xml:id="list172933446462143" text:continue-numbering="true" text:style-name="Numbering_20_123">
        <text:list-item>
          <text:list>
            <text:list-item>
              <text:h text:style-name="P119" text:outline-level="2"><text:bookmark-start text:name="__RefHeading___Toc506_3758301886"/>Puzzle Structure <text:bookmark-end text:name="__RefHeading___Toc506_3758301886"/></text:h>
            </text:list-item>
          </text:list>
        </text:list-item>
      </text:list>
      <text:p text:style-name="P14">Es gibt zufällig definierte Punkte wo die Totems spawnen können. </text:p>
      <text:p text:style-name="P14">Ansonsten gibt es nicht viel „puzzle“ außer → suchen und finden.</text:p>
      <text:p text:style-name="P14">Durch SFX und ggf visuelle Effekte (verzerrung der Umgebung) wird deutlich dass man sich in der Nähe eines Totems befindet.</text:p>
      <text:list xml:id="list172933380367496" text:continue-numbering="true" text:style-name="Numbering_20_123">
        <text:list-item>
          <text:h text:style-name="P117" text:outline-level="1"><text:bookmark-start text:name="__RefHeading___Toc508_3758301886"/><text:soft-page-break/>Mechanics (Key Section) <text:bookmark-end text:name="__RefHeading___Toc508_3758301886"/></text:h>
          <text:list>
            <text:list-item>
              <text:h text:style-name="P119" text:outline-level="2"><text:bookmark-start text:name="__RefHeading___Toc510_3758301886"/>Rules – What are the rules to the game, both implicit and explicit. <text:bookmark-end text:name="__RefHeading___Toc510_3758301886"/></text:h>
            </text:list-item>
          </text:list>
        </text:list-item>
      </text:list>
      <text:p text:style-name="P15">Die Taschenlampe ist der Schlüssel zu vielem.</text:p>
      <text:p text:style-name="P15">Erleuchte die Umgebung → Visueller Hinweis ob man in die richtige Richtung eines Totems geht.</text:p>
      <text:p text:style-name="P15"/>
      <text:p text:style-name="P15">Sollte man in der Nähe eines Totems sein, wird ein SFX ertönen (z.b. flüstern) der einem nahelegt, dass man sich in der generellen Nähe befindet. Dieser sound sollte nicht lokalisiert sein, sondern im „Raum“ hörbar sein, sodass man gezwungen ist mit der Taschenlampe die Richtung zu bestimmen.</text:p>
      <text:p text:style-name="P15"/>
      <text:p text:style-name="P15">Gegner sind unsichtbar, geben aber durch Sounds, interaktion mit der Umwelt, oder durch FX visuelle hinweise wo sie sich befinden.</text:p>
      <text:p text:style-name="P15">Sollte die Taschenlampe auf sie scheinen, können sie den Spieler nicht mehr verletzen, werden sie für mehr als 3 sekunden angestrahlt, „frieren“ sie für 5 sekunden ein.</text:p>
      <text:p text:style-name="P15">Die Taschenlampe zu benutzen verbraucht Energie, die sich mit der Zeit wieder auflädt.</text:p>
      <text:p text:style-name="P15">Nachdem man eine Taschenlampe benutzt hat, kann man sie für 1 Sekunde nicht wieder anschalten. (Wackelkontakt in game)</text:p>
      <text:p text:style-name="P15">Sollte ein Gegner einen Treffen, lösen sich die Gegner in einer Umgebung um den Spieler auf und der Spieler bekommt ein paar i frames, sodass Erholungszeit besteht.</text:p>
      <text:p text:style-name="P15">Nun ist der Spieler „besessen“, sollte ein weiterer Geist den spieler befallen, wird der Spieler selbst zu einem Geist und verliert. Ein Totem befreit den Spieler von dem Geist.</text:p>
      <text:list xml:id="list172932446738288" text:continue-numbering="true" text:style-name="Numbering_20_123">
        <text:list-item>
          <text:list>
            <text:list-item>
              <text:h text:style-name="P119" text:outline-level="2"><text:bookmark-start text:name="__RefHeading___Toc512_3758301886"/>Model of the game universe. Think of it as a simulation of a world, how do all the pieces interact? <text:bookmark-end text:name="__RefHeading___Toc512_3758301886"/></text:h>
            </text:list-item>
          </text:list>
        </text:list-item>
      </text:list>
      <text:p text:style-name="P15">- Nicht so wichtig, es gibt Plattformen, und ein großes Haus durch das man sich durcharbeiten muss und die Totems uU findet. <text:span text:style-name="T2">Am Anfang ist ein Ritualraum, den man nachdem man die Totems gefunden hat benutzen kann um das Haus von dem Spuk zu befreine.</text:span></text:p>
      <text:list xml:id="list172934033865898" text:continue-numbering="true" text:style-name="Numbering_20_123">
        <text:list-item>
          <text:list>
            <text:list-item>
              <text:h text:style-name="P119" text:outline-level="2"><text:bookmark-start text:name="__RefHeading___Toc514_3758301886"/>Physics – How does the physical universe work? <text:bookmark-end text:name="__RefHeading___Toc514_3758301886"/></text:h>
            </text:list-item>
          </text:list>
        </text:list-item>
      </text:list>
      <text:p text:style-name="P16">- <text:span text:style-name="T4">keine interaktion</text:span></text:p>
      <text:list xml:id="list172933367197401" text:continue-numbering="true" text:style-name="Numbering_20_123">
        <text:list-item>
          <text:list>
            <text:list-item>
              <text:h text:style-name="P119" text:outline-level="2"><text:bookmark-start text:name="__RefHeading___Toc516_3758301886"/>Economy – What is the economy of the game? How does it work? <text:bookmark-end text:name="__RefHeading___Toc516_3758301886"/></text:h>
            </text:list-item>
          </text:list>
        </text:list-item>
      </text:list>
      <text:p text:style-name="P16">Totems → Totem einzusammeln macht die Geister sauer, man cleansed sich von einem Geist, 3 werden benötigt um das Spiel zu schaffen, 10 kann man finden. <text:span text:style-name="T3">Je mehr totems desto leichter ist das Abschlussritual</text:span></text:p>
      <text:list xml:id="list172933151006616" text:continue-numbering="true" text:style-name="Numbering_20_123">
        <text:list-item>
          <text:list>
            <text:list-item>
              <text:h text:style-name="P119" text:outline-level="2"><text:bookmark-start text:name="__RefHeading___Toc518_3758301886"/><text:soft-page-break/>Character movement in the game <text:bookmark-end text:name="__RefHeading___Toc518_3758301886"/></text:h>
            </text:list-item>
          </text:list>
        </text:list-item>
      </text:list>
      <text:p text:style-name="P17">Generell: Gehen, Laufen, Ducken, Springen, Anleuchten → zeigt visuelle Verzerrung, wenn man in die Richtung eines Totems geht.</text:p>
      <text:list xml:id="list172933953527693" text:continue-numbering="true" text:style-name="Numbering_20_123">
        <text:list-item>
          <text:list>
            <text:list-item>
              <text:h text:style-name="P119" text:outline-level="2"><text:bookmark-start text:name="__RefHeading___Toc520_3758301886"/>Objects – how to pick them up and move them <text:bookmark-end text:name="__RefHeading___Toc520_3758301886"/></text:h>
            </text:list-item>
          </text:list>
        </text:list-item>
      </text:list>
      <text:p text:style-name="P18">Drüberlaufen</text:p>
      <text:list xml:id="list172933956463457" text:continue-numbering="true" text:style-name="Numbering_20_123">
        <text:list-item>
          <text:list>
            <text:list-item>
              <text:h text:style-name="P121" text:outline-level="2"><text:bookmark-start text:name="__RefHeading___Toc522_3758301886"/>Actions, including whatever switches and buttons are used, interacting with objects, and what means of communication are used <text:bookmark-end text:name="__RefHeading___Toc522_3758301886"/></text:h>
            </text:list-item>
          </text:list>
        </text:list-item>
      </text:list>
      <text:p text:style-name="P19">None </text:p>
      <text:list xml:id="list172934068232764" text:continue-numbering="true" text:style-name="Numbering_20_123">
        <text:list-item>
          <text:list>
            <text:list-item>
              <text:h text:style-name="P121" text:outline-level="2"><text:bookmark-start text:name="__RefHeading___Toc1747_2740342081"/>Combat – If there is combat or even conflict, how is this specifically modeled? <text:bookmark-end text:name="__RefHeading___Toc1747_2740342081"/></text:h>
            </text:list-item>
          </text:list>
        </text:list-item>
      </text:list>
      <text:p text:style-name="P20">Gegner versuchen einen Spieler zu „haunten“ und besessen zu machen, der Spieler kann durch die Taschenlampe Gegner aufhalten und betäuben. Cleansen durch Totems.</text:p>
      <text:list xml:id="list172933284651139" text:continue-numbering="true" text:style-name="Numbering_20_123">
        <text:list-item>
          <text:list>
            <text:list-item>
              <text:h text:style-name="P119" text:outline-level="2"><text:bookmark-start text:name="__RefHeading___Toc524_3758301886"/>Screen Flow -- How each screen is related to every other and a description of the purpose of each screen <text:bookmark-end text:name="__RefHeading___Toc524_3758301886"/></text:h>
            </text:list-item>
          </text:list>
        </text:list-item>
      </text:list>
      <text:p text:style-name="Text_20_body"/>
      <text:list xml:id="list172934152394116" text:continue-numbering="true" text:style-name="Numbering_20_123">
        <text:list-item>
          <text:list>
            <text:list-item>
              <text:h text:style-name="P119" text:outline-level="2"><text:bookmark-start text:name="__RefHeading___Toc526_3758301886"/>Game Options - What are the options and how do they affect game play? <text:bookmark-end text:name="__RefHeading___Toc526_3758301886"/></text:h>
            </text:list-item>
          </text:list>
        </text:list-item>
      </text:list>
      <text:p text:style-name="P22">None</text:p>
      <text:list xml:id="list172933381411407" text:continue-numbering="true" text:style-name="Numbering_20_123">
        <text:list-item>
          <text:list>
            <text:list-item>
              <text:h text:style-name="P119" text:outline-level="2"><text:bookmark-start text:name="__RefHeading___Toc528_3758301886"/>Replaying and saving <text:bookmark-end text:name="__RefHeading___Toc528_3758301886"/></text:h>
            </text:list-item>
          </text:list>
        </text:list-item>
      </text:list>
      <text:p text:style-name="P21">Highscore → Zeit, Anzahl der Totems, Wie oft man besessen wurde</text:p>
      <text:list xml:id="list172933465240583" text:continue-numbering="true" text:style-name="Numbering_20_123">
        <text:list-item>
          <text:list>
            <text:list-item>
              <text:h text:style-name="P119" text:outline-level="2"><text:bookmark-start text:name="__RefHeading___Toc530_3758301886"/>Cheats and Easter Eggs <text:bookmark-end text:name="__RefHeading___Toc530_3758301886"/></text:h>
            </text:list-item>
          </text:list>
        </text:list-item>
      </text:list>
      <text:p text:style-name="P23">None</text:p>
      <text:list xml:id="list172932851686933" text:continue-numbering="true" text:style-name="Numbering_20_123">
        <text:list-item>
          <text:h text:style-name="P117" text:outline-level="1"><text:bookmark-start text:name="__RefHeading___Toc532_3758301886"/>Story and Narrative <text:bookmark-end text:name="__RefHeading___Toc532_3758301886"/></text:h>
          <text:list>
            <text:list-item>
              <text:h text:style-name="P119" text:outline-level="2"><text:bookmark-start text:name="__RefHeading___Toc534_3758301886"/>Back story <text:bookmark-end text:name="__RefHeading___Toc534_3758301886"/></text:h>
            </text:list-item>
          </text:list>
        </text:list-item>
      </text:list>
      <text:p text:style-name="P24">Ein altes Haus, welches durch Geschichten Poltergeister beschworen hat bzw gepeinigte Seelen, diese müssen von uns gecleansed werden.</text:p>
      <text:list xml:id="list172933189970894" text:continue-numbering="true" text:style-name="Numbering_20_123">
        <text:list-item>
          <text:list>
            <text:list-item>
              <text:h text:style-name="P119" text:outline-level="2"><text:bookmark-start text:name="__RefHeading___Toc536_3758301886"/><text:soft-page-break/>Plot elements <text:bookmark-end text:name="__RefHeading___Toc536_3758301886"/></text:h>
            </text:list-item>
          </text:list>
        </text:list-item>
      </text:list>
      <text:p text:style-name="Text_20_body">_- <text:span text:style-name="T5">nicht relevant</text:span></text:p>
      <text:list xml:id="list172932561661860" text:continue-numbering="true" text:style-name="Numbering_20_123">
        <text:list-item>
          <text:list>
            <text:list-item>
              <text:h text:style-name="P119" text:outline-level="2"><text:bookmark-start text:name="__RefHeading___Toc538_3758301886"/>Game story progression <text:bookmark-end text:name="__RefHeading___Toc538_3758301886"/></text:h>
            </text:list-item>
          </text:list>
        </text:list-item>
      </text:list>
      <text:p text:style-name="P24">keine</text:p>
      <text:list xml:id="list172933688664739" text:continue-numbering="true" text:style-name="Numbering_20_123">
        <text:list-item>
          <text:list>
            <text:list-item>
              <text:h text:style-name="P119" text:outline-level="2"><text:bookmark-start text:name="__RefHeading___Toc540_3758301886"/>Cut scenes -- descriptions include the actors, the setting, and the storyboard or script. <text:bookmark-end text:name="__RefHeading___Toc540_3758301886"/></text:h>
            </text:list-item>
          </text:list>
        </text:list-item>
      </text:list>
      <text:p text:style-name="P24">keine</text:p>
      <text:list xml:id="list172933387576762" text:continue-numbering="true" text:style-name="Numbering_20_123">
        <text:list-item>
          <text:h text:style-name="P117" text:outline-level="1"><text:bookmark-start text:name="__RefHeading___Toc542_3758301886"/>Game World<text:bookmark-end text:name="__RefHeading___Toc542_3758301886"/></text:h>
        </text:list-item>
      </text:list>
      <text:p text:style-name="P24">Die Welt spielt im modernen Zeitalter (aktuelles Jahr bspw) in einem alten Waisen oder Irrenhaus ggf auch einfach einer alten Villa.</text:p>
      <text:p text:style-name="P24"/>
      <text:list xml:id="list172932767258724" text:continue-numbering="true" text:style-name="Numbering_20_123">
        <text:list-item>
          <text:list>
            <text:list-item>
              <text:h text:style-name="P119" text:outline-level="2"><text:bookmark-start text:name="__RefHeading___Toc544_3758301886"/>General look and feel of world<text:bookmark-end text:name="__RefHeading___Toc544_3758301886"/></text:h>
            </text:list-item>
          </text:list>
        </text:list-item>
      </text:list>
      <text:p text:style-name="P24">Wie unsere Welt, nur in einem Wald, + Villa</text:p>
      <text:list xml:id="list172932587763082" text:continue-numbering="true" text:style-name="Numbering_20_123">
        <text:list-item>
          <text:list>
            <text:list-item>
              <text:h text:style-name="P122" text:outline-level="2"><text:bookmark-start text:name="__RefHeading___Toc546_3758301886"/>Areas <text:bookmark-end text:name="__RefHeading___Toc546_3758301886"/></text:h>
            </text:list-item>
          </text:list>
        </text:list-item>
      </text:list>
      <text:p text:style-name="P25">Wald, Haus</text:p>
      <text:list xml:id="list172933794082043" text:continue-numbering="true" text:style-name="Numbering_20_123">
        <text:list-item>
          <text:list>
            <text:list-item>
              <text:list>
                <text:list-item>
                  <text:h text:style-name="P136" text:outline-level="3"><text:bookmark-start text:name="__RefHeading___Toc548_3758301886"/>General description and physical characteristics <text:bookmark-end text:name="__RefHeading___Toc548_3758301886"/></text:h>
                </text:list-item>
              </text:list>
            </text:list-item>
          </text:list>
        </text:list-item>
      </text:list>
      <text:p text:style-name="P25">Der Wald ist nur das Tutorial gebiet und soll innerhalb von einem Screen alles einfangen was man für das Spiel benötigt.</text:p>
      <text:list xml:id="list172933659330092" text:continue-numbering="true" text:style-name="Numbering_20_123">
        <text:list-item>
          <text:list>
            <text:list-item>
              <text:list>
                <text:list-item>
                  <text:h text:style-name="P136" text:outline-level="3"><text:bookmark-start text:name="__RefHeading___Toc550_3758301886"/>How relate to the rest of the world <text:bookmark-end text:name="__RefHeading___Toc550_3758301886"/></text:h>
                </text:list-item>
              </text:list>
            </text:list-item>
          </text:list>
        </text:list-item>
      </text:list>
      <text:p text:style-name="P25">Der Wald führt in die Stadt, aber auch zur Villa, wo das eigentliche Spiel stattfindet.</text:p>
      <text:p text:style-name="P25">Unser Van hat alles an equipment was wir benötigen (Flashlight)</text:p>
      <text:p text:style-name="P26">Das Haus besteht aus </text:p>
      <text:p text:style-name="P26">Einem Eingangsbereich/Foyer, und erstreckt sich über 2 Etagen + Keller.</text:p>
      <text:p text:style-name="P26">Es gibt einen Essbereich, eine Küche und Speisekammer, ein Musikzimmer, eine Bibliothek, ein Arbeitszimmer, mehrere Schlafzimmer, Badezimmer, aber sollte natürlich alles abhängig davon gemacht werden, ob ich die entsprechenden Assets finde.</text:p>
      <text:list xml:id="list172932325227634" text:continue-numbering="true" text:style-name="Numbering_20_123">
        <text:list-item>
          <text:list>
            <text:list-item>
              <text:list>
                <text:list-item>
                  <text:list>
                    <text:list-item>
                      <text:h text:style-name="P137" text:outline-level="4"><text:bookmark-start text:name="__RefHeading___Toc552_3758301886"/><text:soft-page-break/>What levels use it <text:bookmark-end text:name="__RefHeading___Toc552_3758301886"/></text:h>
                    </text:list-item>
                    <text:list-item>
                      <text:h text:style-name="P137" text:outline-level="4"><text:bookmark-start text:name="__RefHeading___Toc554_3758301886"/>Connections to other areas <text:bookmark-end text:name="__RefHeading___Toc554_3758301886"/></text:h>
                    </text:list-item>
                  </text:list>
                </text:list-item>
              </text:list>
            </text:list-item>
          </text:list>
        </text:list-item>
        <text:list-item>
          <text:h text:style-name="P117" text:outline-level="1"><text:bookmark-start text:name="__RefHeading___Toc556_3758301886"/>Characters<text:bookmark-end text:name="__RefHeading___Toc556_3758301886"/></text:h>
        </text:list-item>
      </text:list>
      <text:p text:style-name="P27">Es gibt nur 2</text:p>
      <text:p text:style-name="P27">Der Protagonist, und die gepeinigten Geister in Variante 1-3</text:p>
      <text:p text:style-name="P27">Der Protagonist: Uriah, Ist ein Lost Places besucher, der von diesem Ort gehört hat, doch ahnte er nicht, dass dieser LostPlace und seine Spukgeschichten echt sein sollten.</text:p>
      <text:p text:style-name="P27">Die Spukgeschichte, erzählt von den Geistern die darin leben, sie Angst vorm Licht haben und aus den Schatten unsichtbar angreifen, sie ziehen einen in den Bann und sollte ein weiterer Geist zuschlagen, wird man einer von ihnen.</text:p>
      <text:list xml:id="list172933810752676" text:continue-numbering="true" text:style-name="Numbering_20_123">
        <text:list-item>
          <text:list>
            <text:list-item>
              <text:h text:style-name="P122" text:outline-level="2"><text:bookmark-start text:name="__RefHeading___Toc558_3758301886"/>For each character <text:bookmark-end text:name="__RefHeading___Toc558_3758301886"/></text:h>
              <text:list>
                <text:list-item>
                  <text:h text:style-name="P134" text:outline-level="3"><text:bookmark-start text:name="__RefHeading___Toc560_3758301886"/>Back story <text:bookmark-end text:name="__RefHeading___Toc560_3758301886"/></text:h>
                </text:list-item>
                <text:list-item>
                  <text:h text:style-name="P134" text:outline-level="3"><text:bookmark-start text:name="__RefHeading___Toc562_3758301886"/>Personality <text:bookmark-end text:name="__RefHeading___Toc562_3758301886"/></text:h>
                </text:list-item>
                <text:list-item>
                  <text:h text:style-name="P134" text:outline-level="3"><text:bookmark-start text:name="__RefHeading___Toc564_3758301886"/>Appearance <text:bookmark-end text:name="__RefHeading___Toc564_3758301886"/></text:h>
                </text:list-item>
                <text:list-item>
                  <text:h text:style-name="P134" text:outline-level="3"><text:bookmark-start text:name="__RefHeading___Toc566_3758301886"/>Abilities <text:bookmark-end text:name="__RefHeading___Toc566_3758301886"/></text:h>
                </text:list-item>
                <text:list-item>
                  <text:h text:style-name="P134" text:outline-level="3"><text:bookmark-start text:name="__RefHeading___Toc568_3758301886"/>Relevance to the story <text:bookmark-end text:name="__RefHeading___Toc568_3758301886"/></text:h>
                </text:list-item>
                <text:list-item>
                  <text:h text:style-name="P134" text:outline-level="3"><text:bookmark-start text:name="__RefHeading___Toc570_3758301886"/>Relationship to other characters <text:bookmark-end text:name="__RefHeading___Toc570_3758301886"/></text:h>
                </text:list-item>
              </text:list>
            </text:list-item>
            <text:list-item>
              <text:h text:style-name="P119" text:outline-level="2"><text:bookmark-start text:name="__RefHeading___Toc572_3758301886"/>Artificial Intelligence Use in Opponent and Enemy <text:bookmark-end text:name="__RefHeading___Toc572_3758301886"/></text:h>
            </text:list-item>
          </text:list>
        </text:list-item>
      </text:list>
      <text:p text:style-name="P28">Einfaches Pathfinding, wodurch die Geister sich auf den Spieler zubewegen. </text:p>
      <text:p text:style-name="P28">Sollte ein Gegner den Spieler treffen, so besetzt er diesen, sollte ein weiterer Geist den Spieler in besitz nehmen, bevor er nicht gecleansed wurde, stirbt der Spieler.</text:p>
      <text:list xml:id="list172933413764241" text:continue-numbering="true" text:style-name="Numbering_20_123">
        <text:list-item>
          <text:list>
            <text:list-item>
              <text:h text:style-name="P119" text:outline-level="2"><text:bookmark-start text:name="__RefHeading___Toc574_3758301886"/>Non-combat and Friendly Characters <text:bookmark-end text:name="__RefHeading___Toc574_3758301886"/></text:h>
            </text:list-item>
          </text:list>
        </text:list-item>
      </text:list>
      <text:p text:style-name="P29">None</text:p>
      <text:list xml:id="list172932308884631" text:continue-numbering="true" text:style-name="Numbering_20_123">
        <text:list-item>
          <text:h text:style-name="P117" text:outline-level="1"><text:bookmark-start text:name="__RefHeading___Toc576_3758301886"/>Levels <text:bookmark-end text:name="__RefHeading___Toc576_3758301886"/></text:h>
          <text:list>
            <text:list-item>
              <text:h text:style-name="P119" text:outline-level="2"><text:bookmark-start text:name="__RefHeading___Toc578_3758301886"/>Training Level <text:bookmark-end text:name="__RefHeading___Toc578_3758301886"/></text:h>
            </text:list-item>
          </text:list>
        </text:list-item>
      </text:list>
      <text:p text:style-name="P30">Der Wald als Tutorial, weiter oben beschrieben.</text:p>
      <text:list xml:id="list172933614953602" text:continue-numbering="true" text:style-name="Numbering_20_123">
        <text:list-item>
          <text:list>
            <text:list-item>
              <text:h text:style-name="P119" text:outline-level="2"><text:bookmark-start text:name="__RefHeading___Toc580_3758301886"/><text:soft-page-break/>For each level <text:bookmark-end text:name="__RefHeading___Toc580_3758301886"/></text:h>
              <text:list>
                <text:list-item>
                  <text:h text:style-name="P134" text:outline-level="3"><text:bookmark-start text:name="__RefHeading___Toc582_3758301886"/>Synopsis <text:bookmark-end text:name="__RefHeading___Toc582_3758301886"/></text:h>
                </text:list-item>
                <text:list-item>
                  <text:h text:style-name="P134" text:outline-level="3"><text:bookmark-start text:name="__RefHeading___Toc584_3758301886"/>Required introductory material and how it is provided <text:bookmark-end text:name="__RefHeading___Toc584_3758301886"/></text:h>
                </text:list-item>
                <text:list-item>
                  <text:h text:style-name="P134" text:outline-level="3"><text:bookmark-start text:name="__RefHeading___Toc586_3758301886"/>Objectives <text:bookmark-end text:name="__RefHeading___Toc586_3758301886"/></text:h>
                </text:list-item>
                <text:list-item>
                  <text:h text:style-name="P134" text:outline-level="3"><text:bookmark-start text:name="__RefHeading___Toc588_3758301886"/>Details of what happens in the level <text:bookmark-end text:name="__RefHeading___Toc588_3758301886"/></text:h>
                  <text:list>
                    <text:list-item>
                      <text:h text:style-name="P137" text:outline-level="4"><text:bookmark-start text:name="__RefHeading___Toc590_3758301886"/>Map <text:bookmark-end text:name="__RefHeading___Toc590_3758301886"/></text:h>
                    </text:list-item>
                    <text:list-item>
                      <text:h text:style-name="P137" text:outline-level="4"><text:bookmark-start text:name="__RefHeading___Toc592_3758301886"/>Critical path that the player needs to take <text:bookmark-end text:name="__RefHeading___Toc592_3758301886"/></text:h>
                    </text:list-item>
                    <text:list-item>
                      <text:h text:style-name="P137" text:outline-level="4"><text:bookmark-start text:name="__RefHeading___Toc594_3758301886"/>Important and incidental encounters <text:bookmark-end text:name="__RefHeading___Toc594_3758301886"/></text:h>
                    </text:list-item>
                  </text:list>
                </text:list-item>
              </text:list>
            </text:list-item>
          </text:list>
        </text:list-item>
        <text:list-item>
          <text:h text:style-name="P117" text:outline-level="1"><text:bookmark-start text:name="__RefHeading___Toc596_3758301886"/>Interface <text:bookmark-end text:name="__RefHeading___Toc596_3758301886"/></text:h>
          <text:list>
            <text:list-item>
              <text:h text:style-name="P119" text:outline-level="2"><text:bookmark-start text:name="__RefHeading___Toc598_3758301886"/>Visual System <text:bookmark-end text:name="__RefHeading___Toc598_3758301886"/></text:h>
              <text:list>
                <text:list-item>
                  <text:h text:style-name="P134" text:outline-level="3"><text:bookmark-start text:name="__RefHeading___Toc600_3758301886"/>HUD <text:bookmark-end text:name="__RefHeading___Toc600_3758301886"/></text:h>
                </text:list-item>
                <text:list-item>
                  <text:h text:style-name="P134" text:outline-level="3"><text:bookmark-start text:name="__RefHeading___Toc602_3758301886"/>Menus <text:bookmark-end text:name="__RefHeading___Toc602_3758301886"/></text:h>
                </text:list-item>
                <text:list-item>
                  <text:h text:style-name="P134" text:outline-level="3"><text:bookmark-start text:name="__RefHeading___Toc604_3758301886"/>Camera model <text:bookmark-end text:name="__RefHeading___Toc604_3758301886"/></text:h>
                </text:list-item>
              </text:list>
            </text:list-item>
            <text:list-item>
              <text:h text:style-name="P119" text:outline-level="2"><text:bookmark-start text:name="__RefHeading___Toc606_3758301886"/>Control System – How does the game player control the game? What are the specific commands?<text:bookmark-end text:name="__RefHeading___Toc606_3758301886"/></text:h>
            </text:list-item>
            <text:list-item>
              <text:h text:style-name="P119" text:outline-level="2"><text:bookmark-start text:name="__RefHeading___Toc608_3758301886"/>Audio, music, sound effects <text:bookmark-end text:name="__RefHeading___Toc608_3758301886"/></text:h>
            </text:list-item>
            <text:list-item>
              <text:h text:style-name="P119" text:outline-level="2"><text:bookmark-start text:name="__RefHeading___Toc610_3758301886"/>Game Art – intended style <text:bookmark-end text:name="__RefHeading___Toc610_3758301886"/></text:h>
            </text:list-item>
            <text:list-item>
              <text:h text:style-name="P119" text:outline-level="2"><text:bookmark-start text:name="__RefHeading___Toc612_3758301886"/>Help System <text:bookmark-end text:name="__RefHeading___Toc612_3758301886"/></text:h>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format="一, 二, 三, ...">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format="一, 二, 三, ...">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2-06T06:44:00</meta:creation-date>
    <dc:title>Game Design Document Template</dc:title>
    <meta:initial-creator>Diane Pozefsky</meta:initial-creator>
    <dc:date>2025-05-05T17:29:31.884000000</dc:date>
    <meta:editing-duration>P1DT17H24M52S</meta:editing-duration>
    <meta:editing-cycles>102</meta:editing-cycles>
    <meta:generator>LibreOffice/7.0.4.2$Windows_X86_64 LibreOffice_project/dcf040e67528d9187c66b2379df5ea4407429775</meta:generator>
    <meta:document-statistic meta:table-count="7" meta:image-count="0" meta:object-count="0" meta:page-count="18" meta:paragraph-count="510" meta:word-count="3177" meta:character-count="19723" meta:non-whitespace-character-count="16997"/>
  </office:meta>
</office:document-meta>
</file>